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8.5cm" table:align="left"/>
    </style:style>
    <style:style style:name="Tabela1.A" style:family="table-column">
      <style:table-column-properties style:column-width="2.879cm"/>
    </style:style>
    <style:style style:name="Tabela1.B" style:family="table-column">
      <style:table-column-properties style:column-width="15.621cm"/>
    </style:style>
    <style:style style:name="Tabela1.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background-image/>
      </style:table-cell-properties>
    </style:style>
    <style:style style:name="Tabela1.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background-image/>
      </style:table-cell-properties>
    </style:style>
    <style:style style:name="Tabela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1.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1.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3"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2" style:family="table">
      <style:table-properties style:width="18.5cm" table:align="left"/>
    </style:style>
    <style:style style:name="Tabela2.A" style:family="table-column">
      <style:table-column-properties style:column-width="2.641cm"/>
    </style:style>
    <style:style style:name="Tabela2.B" style:family="table-column">
      <style:table-column-properties style:column-width="8.285cm"/>
    </style:style>
    <style:style style:name="Tabela2.C" style:family="table-column">
      <style:table-column-properties style:column-width="7.574cm"/>
    </style:style>
    <style:style style:name="Tabela2.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background-image/>
      </style:table-cell-properties>
    </style:style>
    <style:style style:name="Tabela2.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background-image/>
      </style:table-cell-properties>
    </style:style>
    <style:style style:name="Tabela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2.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C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A3"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2.B3"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C3"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A4"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2.B4"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C4"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2.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2.C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3" style:family="table">
      <style:table-properties style:width="18.5cm" table:align="left"/>
    </style:style>
    <style:style style:name="Tabela3.A" style:family="table-column">
      <style:table-column-properties style:column-width="2.886cm"/>
    </style:style>
    <style:style style:name="Tabela3.B" style:family="table-column">
      <style:table-column-properties style:column-width="7.691cm"/>
    </style:style>
    <style:style style:name="Tabela3.C" style:family="table-column">
      <style:table-column-properties style:column-width="7.923cm"/>
    </style:style>
    <style:style style:name="Tabela3.A1" style:family="table-cell">
      <style:table-cell-properties style:vertical-align="middle" fo:background-color="#cccccc"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ela3.B1" style:family="table-cell">
      <style:table-cell-properties style:vertical-align="middle" fo:background-color="#cccccc"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ela3.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3.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3.C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3.A3"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3.B3"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3.C3"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3.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3.B4"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3.C4"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Contents_20_1">
      <style:paragraph-properties>
        <style:tab-stops>
          <style:tab-stop style:position="18.498cm" style:type="right" style:leader-style="dotted" style:leader-text="."/>
        </style:tab-stops>
      </style:paragraph-properties>
    </style:style>
    <style:style style:name="P2" style:family="paragraph" style:parent-style-name="Heading_20_1" style:master-page-name="Index">
      <style:paragraph-properties fo:margin-top="0cm" fo:margin-bottom="0cm" style:contextual-spacing="false" fo:line-height="115%" style:page-number="1"/>
    </style:style>
    <style:style style:name="P3" style:family="paragraph" style:parent-style-name="Text_20_body">
      <style:paragraph-properties fo:margin-top="0cm" fo:margin-bottom="0cm" style:contextual-spacing="false" fo:line-height="115%" fo:text-align="justify" style:justify-single-word="false"/>
    </style:style>
    <style:style style:name="P4" style:family="paragraph" style:parent-style-name="Heading_20_2">
      <style:paragraph-properties fo:margin-top="0cm" fo:margin-bottom="0cm" style:contextual-spacing="false" fo:line-height="115%" fo:text-align="justify" style:justify-single-word="false"/>
    </style:style>
    <style:style style:name="P5" style:family="paragraph" style:parent-style-name="Table_20_Contents">
      <style:paragraph-properties fo:margin-top="0cm" fo:margin-bottom="0cm" style:contextual-spacing="false" fo:line-height="115%" fo:text-align="center" style:justify-single-word="false"/>
      <style:text-properties fo:font-weight="bold" style:font-weight-asian="bold" style:font-weight-complex="bold"/>
    </style:style>
    <style:style style:name="P6" style:family="paragraph" style:parent-style-name="Table_20_Contents">
      <style:paragraph-properties fo:margin-top="0cm" fo:margin-bottom="0cm" style:contextual-spacing="false" fo:line-height="115%" fo:text-align="center" style:justify-single-word="false"/>
      <style:text-properties fo:font-weight="bold"/>
    </style:style>
    <style:style style:name="P7" style:family="paragraph" style:parent-style-name="Table_20_Contents">
      <style:paragraph-properties fo:margin-top="0cm" fo:margin-bottom="0cm" style:contextual-spacing="false" fo:line-height="115%" fo:text-align="justify" style:justify-single-word="false"/>
    </style:style>
    <style:style style:name="P8" style:family="paragraph" style:parent-style-name="Heading_20_3">
      <style:paragraph-properties fo:margin-top="0cm" fo:margin-bottom="0cm" style:contextual-spacing="false" fo:line-height="115%" fo:text-align="justify" style:justify-single-word="false"/>
    </style:style>
    <style:style style:name="P9" style:family="paragraph" style:parent-style-name="Preformatted_20_Text">
      <style:paragraph-properties fo:margin-top="0cm" fo:margin-bottom="0cm" style:contextual-spacing="false" fo:line-height="115%" fo:text-align="justify" style:justify-single-word="false" fo:padding="0.45cm" fo:border="0.06pt solid #000000" style:shadow="#808080 0.176cm 0.176cm"/>
    </style:style>
    <style:style style:name="P10" style:family="paragraph" style:parent-style-name="Preformatted_20_Text">
      <style:paragraph-properties fo:margin-top="0cm" fo:margin-bottom="0cm" style:contextual-spacing="false" fo:line-height="115%" fo:text-align="justify" style:justify-single-word="false"/>
    </style:style>
    <style:style style:name="P11" style:family="paragraph" style:parent-style-name="Text_20_body" style:list-style-name="L1">
      <style:paragraph-properties fo:margin-top="0cm" fo:margin-bottom="0cm" style:contextual-spacing="false" fo:line-height="115%" fo:text-align="justify" style:justify-single-word="false"/>
    </style:style>
    <style:style style:name="P12" style:family="paragraph" style:parent-style-name="Text_20_body" style:list-style-name="L2">
      <style:paragraph-properties fo:margin-top="0cm" fo:margin-bottom="0cm" style:contextual-spacing="false" fo:line-height="115%" fo:text-align="justify" style:justify-single-word="false"/>
    </style:style>
    <style:style style:name="P13" style:family="paragraph" style:parent-style-name="Standard">
      <style:paragraph-properties fo:margin-top="0cm" fo:margin-bottom="0cm" style:contextual-spacing="false" fo:line-height="115%" fo:text-align="justify" style:justify-single-word="false"/>
    </style:style>
    <style:style style:name="P14" style:family="paragraph" style:parent-style-name="Heading_20_1">
      <style:paragraph-properties fo:margin-top="0cm" fo:margin-bottom="0cm" style:contextual-spacing="false" fo:line-height="115%" fo:text-align="justify" style:justify-single-word="false"/>
    </style:style>
    <style:style style:name="P15" style:family="paragraph" style:parent-style-name="Text_20_body">
      <style:paragraph-properties fo:margin-top="0cm" fo:margin-bottom="0cm" style:contextual-spacing="false" fo:text-align="justify" style:justify-single-word="false"/>
    </style:style>
    <style:style style:name="P16" style:family="paragraph" style:parent-style-name="Text_20_body" style:list-style-name="L3">
      <style:paragraph-properties fo:margin-top="0cm" fo:margin-bottom="0cm" style:contextual-spacing="false" fo:text-align="justify" style:justify-single-word="false"/>
    </style:style>
    <style:style style:name="P17" style:family="paragraph" style:parent-style-name="Table_20_Contents">
      <style:paragraph-properties fo:margin-top="0cm" fo:margin-bottom="0cm" style:contextual-spacing="false" fo:line-height="115%" fo:text-align="center" style:justify-single-word="false"/>
    </style:style>
    <style:style style:name="P18" style:family="paragraph" style:parent-style-name="Table_20_Contents">
      <style:paragraph-properties fo:margin-top="0cm" fo:margin-bottom="0cm" style:contextual-spacing="false" fo:line-height="115%" fo:text-align="start" style:justify-single-word="false"/>
      <style:text-properties fo:font-weight="bold"/>
    </style:style>
    <style:style style:name="P19" style:family="paragraph" style:parent-style-name="Table_20_Contents">
      <style:paragraph-properties fo:margin-top="0cm" fo:margin-bottom="0cm" style:contextual-spacing="false" fo:line-height="115%" fo:text-align="start" style:justify-single-word="false"/>
    </style:style>
    <style:style style:name="P20" style:family="paragraph" style:parent-style-name="Text_20_body" style:list-style-name="L4">
      <style:paragraph-properties fo:margin-top="0cm" fo:margin-bottom="0cm" style:contextual-spacing="false" fo:text-align="justify" style:justify-single-word="false"/>
    </style:style>
    <style:style style:name="P21" style:family="paragraph" style:parent-style-name="Text_20_body">
      <style:paragraph-properties fo:margin-top="0cm" fo:margin-bottom="0cm" style:contextual-spacing="false" fo:line-height="115%" fo:text-align="justify" style:justify-single-word="false"/>
      <style:text-properties fo:font-weight="bold"/>
    </style:style>
    <style:style style:name="P22" style:family="paragraph" style:parent-style-name="Text_20_body" style:list-style-name="L5">
      <style:paragraph-properties fo:margin-top="0cm" fo:margin-bottom="0cm" style:contextual-spacing="false" fo:text-align="justify" style:justify-single-word="false"/>
    </style:style>
    <style:style style:name="P23" style:family="paragraph" style:parent-style-name="Heading_20_3">
      <style:paragraph-properties fo:margin-top="0cm" fo:margin-bottom="0cm" style:contextual-spacing="false" fo:line-height="115%" fo:text-align="justify" style:justify-single-word="false"/>
      <style:text-properties fo:font-weight="bold"/>
    </style:style>
    <style:style style:name="P24" style:family="paragraph" style:parent-style-name="Heading_20_4">
      <style:paragraph-properties fo:margin-top="0cm" fo:margin-bottom="0cm" style:contextual-spacing="false" fo:line-height="115%" fo:text-align="justify" style:justify-single-word="false"/>
      <style:text-properties fo:font-weight="bold"/>
    </style:style>
    <style:style style:name="P25" style:family="paragraph" style:parent-style-name="Text_20_body">
      <style:paragraph-properties fo:margin-top="0cm" fo:margin-bottom="0cm" style:contextual-spacing="false" fo:text-align="justify" style:justify-single-word="false"/>
      <style:text-properties fo:font-weight="bold"/>
    </style:style>
    <style:style style:name="P26" style:family="paragraph" style:parent-style-name="Text_20_body" style:list-style-name="L6">
      <style:paragraph-properties fo:margin-top="0cm" fo:margin-bottom="0cm" style:contextual-spacing="false" fo:text-align="justify" style:justify-single-word="false"/>
    </style:style>
    <style:style style:name="P27" style:family="paragraph" style:parent-style-name="Text_20_body" style:list-style-name="L7">
      <style:paragraph-properties fo:margin-top="0cm" fo:margin-bottom="0cm" style:contextual-spacing="false" fo:text-align="justify" style:justify-single-word="false"/>
    </style:style>
    <style:style style:name="P28" style:family="paragraph" style:parent-style-name="Text_20_body" style:list-style-name="L8">
      <style:paragraph-properties fo:margin-top="0cm" fo:margin-bottom="0cm" style:contextual-spacing="false" fo:text-align="justify" style:justify-single-word="false"/>
    </style:style>
    <style:style style:name="P29" style:family="paragraph" style:parent-style-name="Heading_20_4">
      <style:paragraph-properties fo:margin-top="0cm" fo:margin-bottom="0cm" style:contextual-spacing="false" fo:line-height="115%" fo:text-align="justify" style:justify-single-word="false"/>
    </style:style>
    <style:style style:name="P30" style:family="paragraph" style:parent-style-name="Text_20_body" style:list-style-name="L9">
      <style:paragraph-properties fo:margin-top="0cm" fo:margin-bottom="0cm" style:contextual-spacing="false" fo:text-align="justify" style:justify-single-word="false"/>
    </style:style>
    <style:style style:name="P31" style:family="paragraph" style:parent-style-name="Text_20_body" style:list-style-name="L10">
      <style:paragraph-properties fo:margin-top="0cm" fo:margin-bottom="0cm" style:contextual-spacing="false" fo:text-align="justify" style:justify-single-word="false"/>
      <style:text-properties fo:font-weight="bold"/>
    </style:style>
    <style:style style:name="P32" style:family="paragraph" style:parent-style-name="Text_20_body" style:list-style-name="L10">
      <style:paragraph-properties fo:margin-top="0cm" fo:margin-bottom="0cm" style:contextual-spacing="false" fo:text-align="justify" style:justify-single-word="false"/>
    </style:style>
    <style:style style:name="P33" style:family="paragraph" style:parent-style-name="Text_20_body" style:list-style-name="L11">
      <style:paragraph-properties fo:margin-top="0cm" fo:margin-bottom="0cm" style:contextual-spacing="false" fo:text-align="justify" style:justify-single-word="false"/>
    </style:style>
    <style:style style:name="P34" style:family="paragraph" style:parent-style-name="Text_20_body" style:list-style-name="L12">
      <style:paragraph-properties fo:margin-top="0cm" fo:margin-bottom="0cm" style:contextual-spacing="false" fo:text-align="justify" style:justify-single-word="false"/>
    </style:style>
    <style:style style:name="P35" style:family="paragraph" style:parent-style-name="Text_20_body" style:list-style-name="L13">
      <style:paragraph-properties fo:margin-top="0cm" fo:margin-bottom="0cm" style:contextual-spacing="false" fo:text-align="justify"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officeooo:rsid="0003dd21"/>
    </style:style>
    <style:style style:name="T5" style:family="text">
      <style:text-properties officeooo:rsid="0006c0c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table-of-content text:style-name="Sect1" text:name="Sumário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índice</text:p>
          </text:index-title>
          <text:p text:style-name="P1"><text:a xlink:type="simple" xlink:href="#__RefHeading___Toc1_2371216937" office:name="Estruturas de Repetição: O Loop for em JavaScript" text:style-name="Index_20_Link" text:visited-style-name="Index_20_Link">Estruturas de Repetição: O Loop for em JavaScript<text:tab/>1</text:a></text:p>
          <text:p text:style-name="P1"><text:a xlink:type="simple" xlink:href="#__RefHeading___Toc1588_3555358693" office:name="Loops for...in e for...of em JavaScript" text:style-name="Index_20_Link" text:visited-style-name="Index_20_Link">Loops for...in e for...of em JavaScript<text:tab/>4</text:a></text:p>
          <text:p text:style-name="P1"><text:a xlink:type="simple" xlink:href="#__RefHeading___Toc1590_3555358693" office:name="O Loop while em JavaScript" text:style-name="Index_20_Link" text:visited-style-name="Index_20_Link">O Loop while em JavaScript<text:tab/>7</text:a></text:p>
          <text:p text:style-name="P1"><text:a xlink:type="simple" xlink:href="#__RefHeading___Toc1592_3555358693" office:name="A Diferença Essencial entre Loops while e do-while em JavaScript" text:style-name="Index_20_Link" text:visited-style-name="Index_20_Link">A Diferença Essencial entre Loops while e do-while em JavaScript<text:tab/>1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 text:outline-level="1"><text:bookmark-start text:name="__RefHeading___Toc1_2371216937"/>Estruturas de Repetição: O Loop <text:span text:style-name="Source_20_Text">for</text:span> em JavaScript<text:bookmark-end text:name="__RefHeading___Toc1_2371216937"/></text:h>
      <text:p text:style-name="P3"/>
      <text:h text:style-name="P4" text:outline-level="2">1. Introdução a Loops e Iterações</text:h>
      <text:p text:style-name="P3"/>
      <text:p text:style-name="P3">Na programação, a necessidade de repetir tarefas é uma constante. Seja para processar uma lista de itens, exibir múltiplos elementos em uma interface ou simplesmente executar uma ação um número específico de vezes, a repetição é uma operação fundamental. Estruturas de repetição, ou loops, são os mecanismos que nos permitem automatizar essas tarefas repetitivas de forma eficiente, evitando a duplicação de código e tornando nossos programas mais dinâmicos e poderosos.</text:p>
      <text:p text:style-name="P3"/>
      <text:p text:style-name="P3">Um <text:span text:style-name="T1">loop</text:span> é uma estrutura de controle que repete um bloco de comandos enquanto uma determinada condição for satisfeita. Cada repetição executada por um loop é tecnicamente chamada de <text:span text:style-name="T1">iteração</text:span>. Adotar essa terminologia é um passo importante para a comunicação profissional entre desenvolvedores. Existem diferentes tipos de loops em JavaScript, cada um adequado para um cenário específico, e a escolha correta da estrutura é crucial para escrever um código limpo e eficaz.</text:p>
      <text:p text:style-name="P3"/>
      <text:h text:style-name="P4" text:outline-level="2">2. Classificação de Loops: Definidos vs. Indefinidos</text:h>
      <text:p text:style-name="P3">A principal forma de classificar os loops é baseada no conhecimento prévio sobre a quantidade de iterações necessárias, pois a escolha da estrutura correta depende diretamente deste fator. A tabela abaixo resume os dois tipos principais de loops e seus casos de uso:</text:p>
      <text:p text:style-name="P3"/>
      <table:table table:name="Tabela1" table:style-name="Tabela1">
        <table:table-column table:style-name="Tabela1.A"/>
        <table:table-column table:style-name="Tabela1.B"/>
        <table:table-row>
          <table:table-cell table:style-name="Tabela1.A1" office:value-type="string">
            <text:p text:style-name="P5">Tipo de Loop</text:p>
          </table:table-cell>
          <table:table-cell table:style-name="Tabela1.B1" office:value-type="string">
            <text:p text:style-name="P5">Caso de Uso Principal</text:p>
          </table:table-cell>
        </table:table-row>
        <table:table-row>
          <table:table-cell table:style-name="Tabela1.A2" office:value-type="string">
            <text:p text:style-name="P6">Loops Definidos</text:p>
          </table:table-cell>
          <table:table-cell table:style-name="Tabela1.B2" office:value-type="string">
            <text:p text:style-name="P7">Utilizados quando a quantidade de iterações é conhecida antes do início do loop. O principal exemplo é o loop <text:span text:style-name="Source_20_Text">for</text:span>.</text:p>
          </table:table-cell>
        </table:table-row>
        <table:table-row>
          <table:table-cell table:style-name="Tabela1.A3" office:value-type="string">
            <text:p text:style-name="P6">Loops Indefinidos</text:p>
          </table:table-cell>
          <table:table-cell table:style-name="Tabela1.B3" office:value-type="string">
            <text:p text:style-name="P7">Utilizados quando a quantidade de iterações não é conhecida e depende de uma condição que pode mudar durante a execução. Os exemplos são <text:span text:style-name="Source_20_Text">while</text:span> e <text:span text:style-name="Source_20_Text">do while</text:span>.</text:p>
          </table:table-cell>
        </table:table-row>
      </table:table>
      <text:p text:style-name="P3"/>
      <text:p text:style-name="P3">Neste resumo, nosso foco será a estrutura de repetição definida mais comum e fundamental do JavaScript: o loop <text:span text:style-name="Source_20_Text">for</text:span>.</text:p>
      <text:p text:style-name="P3"/>
      <text:h text:style-name="P4" text:outline-level="2">3. Análise Profunda do Loop <text:span text:style-name="Source_20_Text">for</text:span></text:h>
      <text:p text:style-name="P3"><text:span text:style-name="Source_20_Text"/></text:p>
      <text:p text:style-name="P3">O loop <text:span text:style-name="Source_20_Text">for</text:span> é a principal estrutura de repetição definida em JavaScript. Ele é ideal para cenários onde você sabe exatamente quantas vezes um bloco de código precisa ser executado, como iterar sobre os índices de um array ou repetir uma ação por um número fixo de vezes.</text:p>
      <text:p text:style-name="P3"/>
      <text:h text:style-name="P8" text:outline-level="3">3.1. Sintaxe e Componentes Essenciais</text:h>
      <text:p text:style-name="P3"/>
      <text:p text:style-name="P3">A sintaxe do loop <text:span text:style-name="Source_20_Text">for</text:span> é composta por três partes essenciais, contidas entre parênteses e separadas por ponto e vírgula.</text:p>
      <text:p text:style-name="P3"/>
      <text:p text:style-name="P9"><text:soft-page-break/><text:span text:style-name="Source_20_Text">for (inicialização; condição; controle) {</text:span></text:p>
      <text:p text:style-name="P9"><text:span text:style-name="Source_20_Text"><text:s text:c="2"/>// comandos a serem iterados</text:span></text:p>
      <text:p text:style-name="P9"><text:span text:style-name="Source_20_Text">}</text:span></text:p>
      <text:p text:style-name="P10"><text:span text:style-name="Source_20_Text"/></text:p>
      <text:p text:style-name="P3">É importante notar que, assim como na estrutura <text:span text:style-name="Source_20_Text">if</text:span>, se o bloco a ser repetido contiver apenas um único comando, as chaves <text:span text:style-name="Source_20_Text">{}</text:span> são opcionais. No entanto, usá-las consistentemente é uma boa prática para melhorar a legibilidade e evitar erros. Cada um desses componentes possui um papel crucial no funcionamento do loop:</text:p>
      <text:p text:style-name="P3"/>
      <text:list text:style-name="L1">
        <text:list-item>
          <text:p text:style-name="P11"><text:span text:style-name="Source_20_Text"><text:span text:style-name="T1">Inicialização</text:span></text:span>: Esta expressão é executada uma única vez, antes do início do loop. É o local ideal para declarar e atribuir um valor inicial à variável de controle (comumente chamada de contador).</text:p>
        </text:list-item>
        <text:list-item>
          <text:p text:style-name="P11"><text:span text:style-name="Source_20_Text"><text:span text:style-name="T1">Condição</text:span></text:span>: Esta é a expressão que é avaliada antes de cada iteração. Enquanto essa condição retornar <text:span text:style-name="Source_20_Text">true</text:span> (verdadeiro), o bloco de comandos dentro das chaves será executado. Quando a condição retornar <text:span text:style-name="Source_20_Text">false</text:span> (falso), o loop é encerrado.</text:p>
        </text:list-item>
        <text:list-item>
          <text:p text:style-name="P11"><text:span text:style-name="Source_20_Text"><text:span text:style-name="T1">Controle</text:span></text:span>: Esta expressão é executada ao final de cada iteração. Sua função é atualizar a variável de controle, aproximando-a do estado que tornará a condição falsa. Embora frequentemente seja um incremento (<text:span text:style-name="Source_20_Text">i++</text:span>), o termo "controle" é mais preciso, pois a variável também pode ser decrementada (<text:span text:style-name="Source_20_Text">i--</text:span>) ou atualizada de outras formas, como <text:span text:style-name="Source_20_Text">i += 1</text:span>, que é equivalente a <text:span text:style-name="Source_20_Text">i++</text:span>. A correta formulação da expressão de <text:span text:style-name="Source_20_Text">controle</text:span> é crucial, pois é ela que garante que o loop eventualmente termine, evitando o erro crítico do loop infinito, que será discutido na Seção 5.</text:p>
          <text:p text:style-name="P11"/>
        </text:list-item>
      </text:list>
      <text:h text:style-name="P8" text:outline-level="3">3.2. O Fluxo de Execução Passo a Passo</text:h>
      <text:p text:style-name="P3"/>
      <text:p text:style-name="P3">Para garantir a clareza, o fluxo lógico de um loop <text:span text:style-name="Source_20_Text">for</text:span> pode ser descrito nos seguintes passos:</text:p>
      <text:p text:style-name="P3"/>
      <text:list text:style-name="L2">
        <text:list-item>
          <text:p text:style-name="P12">A <text:span text:style-name="T1">inicialização</text:span> da variável de controle ocorre uma única vez.</text:p>
        </text:list-item>
        <text:list-item>
          <text:p text:style-name="P12">A <text:span text:style-name="T1">condição</text:span> é verificada. Se o resultado for <text:span text:style-name="Source_20_Text">false</text:span>, o loop é imediatamente encerrado e o programa continua sua execução normal.</text:p>
        </text:list-item>
        <text:list-item>
          <text:p text:style-name="P12">Se a condição for <text:span text:style-name="Source_20_Text">true</text:span>, o bloco de comandos dentro das chaves é executado.</text:p>
        </text:list-item>
        <text:list-item>
          <text:p text:style-name="P12">Ao final da execução do bloco, a expressão de <text:span text:style-name="T1">controle</text:span> (ex: <text:span text:style-name="Source_20_Text">i++</text:span>) é executada.</text:p>
        </text:list-item>
        <text:list-item>
          <text:p text:style-name="P12">O fluxo retorna ao <text:span text:style-name="T1">passo 2</text:span>, onde a condição é novamente verificada, iniciando um novo ciclo de iteração.</text:p>
          <text:p text:style-name="P12"/>
        </text:list-item>
      </text:list>
      <text:h text:style-name="P4" text:outline-level="2">4. Aplicações Práticas do Loop <text:span text:style-name="Source_20_Text">for</text:span></text:h>
      <text:p text:style-name="P3"><text:span text:style-name="Source_20_Text"/></text:p>
      <text:p text:style-name="P3">Para solidificar a compreensão dos componentes teóricos — <text:span text:style-name="Source_20_Text">inicialização</text:span>, <text:span text:style-name="Source_20_Text">condição</text:span> e <text:span text:style-name="Source_20_Text">controle</text:span> — vamos analisar como eles operam em conjunto em exemplos práticos, do mais básico ao mais complexo.</text:p>
      <text:p text:style-name="P3"/>
      <text:h text:style-name="P8" text:outline-level="3">4.1. Exemplo Básico: Repetindo um Comando</text:h>
      <text:p text:style-name="P3"/>
      <text:p text:style-name="P3">Este é o caso de uso mais simples: executar um comando um número exato de vezes. O código abaixo imprimirá uma mensagem no console 10 vezes.</text:p>
      <text:p text:style-name="P9"><text:soft-page-break/><text:span text:style-name="Source_20_Text">console.log("Início do programa");</text:span></text:p>
      <text:p text:style-name="P9"/>
      <text:p text:style-name="P9"><text:span text:style-name="Source_20_Text">for (let i = 0; i &lt; 10; i++) {</text:span></text:p>
      <text:p text:style-name="P9"><text:span text:style-name="Source_20_Text"><text:s text:c="2"/>console.log("CFB Cursos - valor do i: " + i);</text:span></text:p>
      <text:p text:style-name="P9"><text:span text:style-name="Source_20_Text">}</text:span></text:p>
      <text:p text:style-name="P9"><text:span text:style-name="Source_20_Text">console.log("Fim do programa");</text:span></text:p>
      <text:p text:style-name="P10"><text:span text:style-name="Source_20_Text"/></text:p>
      <text:p text:style-name="P3">Neste exemplo, o loop inicia com <text:span text:style-name="Source_20_Text">i = 0</text:span>. A cada iteração, o valor de <text:span text:style-name="Source_20_Text">i</text:span> é impresso e, em seguida, incrementado. O loop continua enquanto a condição <text:span text:style-name="Source_20_Text">i &lt; 10</text:span> for verdadeira, o que é verdadeiro para <text:span text:style-name="Source_20_Text">i</text:span> nos valores de 0 a 9 (totalizando 10 iterações). Quando <text:span text:style-name="Source_20_Text">i</text:span> se torna 10, a condição se torna falsa e o loop é finalizado.</text:p>
      <text:p text:style-name="P3"/>
      <text:h text:style-name="P8" text:outline-level="3">4.2. Exemplo Avançado: Combinando <text:span text:style-name="Source_20_Text">for</text:span> e <text:span text:style-name="Source_20_Text">if</text:span></text:h>
      <text:p text:style-name="P3"><text:span text:style-name="Source_20_Text"/></text:p>
      <text:p text:style-name="P3">O loop <text:span text:style-name="Source_20_Text">for</text:span> pode ser combinado com outras estruturas de controle, como o <text:span text:style-name="Source_20_Text">if</text:span>, para realizar tarefas mais complexas a cada iteração. O exemplo a seguir itera de 0 a 99 e verifica se cada número é par ou ímpar.</text:p>
      <text:p text:style-name="P3"/>
      <text:p text:style-name="P9"><text:span text:style-name="Source_20_Text">for (let i = 0; i &lt; 100; i++) {</text:span></text:p>
      <text:p text:style-name="P9"><text:span text:style-name="Source_20_Text"><text:s text:c="2"/>if (i % 2 == 0) {</text:span></text:p>
      <text:p text:style-name="P9"><text:span text:style-name="Source_20_Text"><text:s text:c="4"/>console.log(i + " é par");</text:span></text:p>
      <text:p text:style-name="P9"><text:span text:style-name="Source_20_Text"><text:s text:c="2"/>} else {</text:span></text:p>
      <text:p text:style-name="P9"><text:span text:style-name="Source_20_Text"><text:s text:c="4"/>console.log(i + " é ímpar");</text:span></text:p>
      <text:p text:style-name="P9"><text:span text:style-name="Source_20_Text"><text:s text:c="2"/>}</text:span></text:p>
      <text:p text:style-name="P9"><text:span text:style-name="Source_20_Text">}</text:span></text:p>
      <text:p text:style-name="P10"><text:span text:style-name="Source_20_Text"/></text:p>
      <text:p text:style-name="P3">A lógica aqui é direta: a cada iteração, o operador de módulo (<text:span text:style-name="Source_20_Text">%</text:span>), que retorna o resto de uma divisão, calcula o resto da divisão do número atual (<text:span text:style-name="Source_20_Text">i</text:span>) por 2. Se o resto for 0, o número é par; caso contrário, é ímpar. Isso demonstra como lógicas complexas podem ser aplicadas repetidamente a uma série de dados. Embora poderoso, o uso de loops exige atenção a certos detalhes para evitar problemas.</text:p>
      <text:p text:style-name="P3"/>
      <text:h text:style-name="P4" text:outline-level="2">5. Cuidado Essencial: O Perigo do Loop Infinito</text:h>
      <text:p text:style-name="P3"/>
      <text:p text:style-name="P3">Um dos erros mais críticos ao trabalhar com loops é a criação de um <text:span text:style-name="T1">loop infinito</text:span>. Isso ocorre quando a condição de parada do loop é configurada de tal forma que ela nunca se torna falsa, fazendo com que o loop execute indefinidamente e, na maioria dos casos, trave a aplicação ou o navegador.</text:p>
      <text:p text:style-name="P3">Um loop infinito ocorre quando a variável de controle nunca atinge um valor que satisfaça a condição de término. Veja um exemplo clássico:</text:p>
      <text:p text:style-name="P3"/>
      <text:p text:style-name="P9"><text:span text:style-name="Source_20_Text">// CUIDADO: Exemplo de Loop Infinito!</text:span></text:p>
      <text:p text:style-name="P9"><text:span text:style-name="Source_20_Text">for (let i = 0; i &gt;= 0; i++) {</text:span></text:p>
      <text:p text:style-name="P9"><text:span text:style-name="Source_20_Text"><text:s text:c="2"/>// Este código nunca irá parar</text:span></text:p>
      <text:p text:style-name="P9"><text:span text:style-name="Source_20_Text">}</text:span></text:p>
      <text:p text:style-name="P10"><text:span text:style-name="Source_20_Text"/></text:p>
      <text:p text:style-name="P3"><text:soft-page-break/>Neste código, a variável <text:span text:style-name="Source_20_Text">i</text:span> é inicializada com <text:span text:style-name="Source_20_Text">0</text:span> e incrementada a cada iteração. A condição para o loop continuar é <text:span text:style-name="Source_20_Text">i &gt;= 0</text:span>. Como <text:span text:style-name="Source_20_Text">i</text:span> começa em 0 e só aumenta, essa condição <text:span text:style-name="T1">sempre</text:span> será verdadeira. Isso faz com que o loop execute indefinidamente, travando a aplicação. Em um ambiente de execução real, a variável <text:span text:style-name="Source_20_Text">i</text:span> atingiria valores altíssimos em questão de segundos, consumindo todos os recursos disponíveis. É fundamental garantir que a lógica da condição e do controle trabalhem juntas para, eventualmente, encerrar o loop.</text:p>
      <text:p text:style-name="P3"/>
      <text:h text:style-name="P4" text:outline-level="2">6. Conclusão e Próximos Passos</text:h>
      <text:p text:style-name="P3"/>
      <text:p text:style-name="P3">O loop <text:span text:style-name="Source_20_Text">for</text:span> é uma ferramenta poderosa e indispensável no arsenal de qualquer programador JavaScript. Ele oferece uma maneira clara e estruturada de executar repetições quando o número de iterações é conhecido de antemão. Dominar sua sintaxe e fluxo de execução é um passo fundamental para escrever algoritmos eficientes. Esta aula estabeleceu as bases do <text:span text:style-name="Source_20_Text">for</text:span> tradicional. Conforme o curso avança, serão exploradas variações modernas e especializadas, como <text:span text:style-name="Source_20_Text">for in</text:span> e <text:span text:style-name="Source_20_Text">for of</text:span>, que oferecem maneiras ainda mais convenientes de iterar sobre objetos e coleções de dados. Continue seus estudos para aprofundar seu conhecimento sobre as estruturas de repetição em JavaScript.</text:p>
      <text:p text:style-name="P13"/>
      <text:h text:style-name="P14" text:outline-level="1"><text:bookmark-start text:name="__RefHeading___Toc1588_3555358693"/>Loops <text:span text:style-name="Source_20_Text">for...in</text:span> e <text:span text:style-name="Source_20_Text">for...of</text:span> em JavaScript<text:bookmark-end text:name="__RefHeading___Toc1588_3555358693"/></text:h>
      <text:p text:style-name="P3"/>
      <text:h text:style-name="P4" text:outline-level="2">1. Introdução: Simplificando a Iteração em Coleções</text:h>
      <text:p text:style-name="P3"/>
      <text:p text:style-name="P15">Em JavaScript, a tarefa de percorrer coleções de dados é fundamental. Embora o loop <text:span text:style-name="Source_20_Text">for</text:span> tradicional seja uma ferramenta poderosa, ele exige uma gestão manual de estado que pode ser verbosa e propensa a erros. Para resolver isso, o JavaScript moderno oferece ferramentas de alta precisão projetadas para mitigar as armadilhas comuns do loop <text:span text:style-name="Source_20_Text">for</text:span> tradicional, como a verbosidade na sintaxe e a gestão manual de índices. Este resumo explora duas dessas ferramentas: o <text:span text:style-name="Source_20_Text">for...in</text:span> e o <text:span text:style-name="Source_20_Text">for...of</text:span>, que simplificam radicalmente a iteração sobre coleções como arrays e conjuntos de elementos do DOM. Para apreciar plenamente suas vantagens, é essencial primeiro revisar o funcionamento do loop <text:span text:style-name="Source_20_Text">for</text:span> tradicional como nosso ponto de partida.</text:p>
      <text:p text:style-name="P15"/>
      <text:h text:style-name="P4" text:outline-level="2">2. O Ponto de Partida: O Loop <text:span text:style-name="Source_20_Text">for</text:span> Tradicional</text:h>
      <text:p text:style-name="P3"/>
      <text:p text:style-name="P15">Compreender a mecânica do loop <text:span text:style-name="Source_20_Text">for</text:span> tradicional é crucial para reconhecer como o <text:span text:style-name="Source_20_Text">for...in</text:span> e o <text:span text:style-name="Source_20_Text">for...of</text:span> otimizam o processo de iteração. O loop clássico, embora eficaz, exige uma configuração explícita e detalhada que consiste em três partes: a inicialização de um contador, a definição de uma condição de parada e a especificação de um incremento. É precisamente esse processo manual que <text:span text:style-name="Source_20_Text">for...in</text:span> e <text:span text:style-name="Source_20_Text">for...of</text:span> foram projetados para abstrair.</text:p>
      <text:p text:style-name="P15">Ao iterar sobre um array numérico como <text:span text:style-name="Source_20_Text">[10, 20, 30, 40, 50]</text:span>, o mecanismo funciona da seguinte forma:</text:p>
      <text:p text:style-name="P15"/>
      <text:list text:style-name="L3">
        <text:list-item>
          <text:p text:style-name="P16"><text:span text:style-name="T1">Estrutura Verbosa:</text:span> A sintaxe completa (<text:span text:style-name="Source_20_Text">let i = 0; i &lt; num.length; i++</text:span>) exige que o desenvolvedor gerencie cada etapa do ciclo manualmente.</text:p>
        </text:list-item>
        <text:list-item>
          <text:p text:style-name="P16"><text:soft-page-break/><text:span text:style-name="T1">Acesso por Posição (Índice):</text:span> A variável de controle (<text:span text:style-name="Source_20_Text">i</text:span>) não contém o valor do elemento, mas sim sua <text:span text:style-name="T1">posição (índice)</text:span> dentro do array (<text:span text:style-name="Source_20_Text">0</text:span>, <text:span text:style-name="Source_20_Text">1</text:span>, <text:span text:style-name="Source_20_Text">2</text:span>, etc.).</text:p>
        </text:list-item>
        <text:list-item>
          <text:p text:style-name="P16"><text:span text:style-name="T1">Obtenção do Valor:</text:span> Para acessar o <text:span text:style-name="T1">valor</text:span> real armazenado em cada posição, é necessário um passo adicional, utilizando a notação de acesso por índice: <text:span text:style-name="Source_20_Text">num[i]</text:span>.</text:p>
        </text:list-item>
      </text:list>
      <text:p text:style-name="P15"/>
      <text:p text:style-name="P15">Os loops <text:span text:style-name="Source_20_Text">for...in</text:span> e <text:span text:style-name="Source_20_Text">for...of</text:span> oferecem abordagens mais diretas e legíveis para essa tarefa, cada um com um propósito específico.</text:p>
      <text:p text:style-name="P15"/>
      <text:h text:style-name="P4" text:outline-level="2">3. Explorando o <text:span text:style-name="Source_20_Text">for...in</text:span>: Iterando sobre Índices e Chaves</text:h>
      <text:p text:style-name="P3"/>
      <text:p text:style-name="P15">O loop <text:span text:style-name="Source_20_Text">for...in</text:span> é projetado para iterar sobre as <text:span text:style-name="T1">chaves das propriedades enumeráveis</text:span> de um objeto. Para arrays, essas chaves correspondem aos seus <text:span text:style-name="T1">índices</text:span> (que são tratados como chaves de string: <text:span text:style-name="Source_20_Text">'0'</text:span>, <text:span text:style-name="Source_20_Text">'1'</text:span>, etc.). Ele simplifica a sintaxe, eliminando a necessidade de inicializar e incrementar manualmente uma variável de controle.</text:p>
      <text:p text:style-name="P15"/>
      <text:p text:style-name="P15">Com a sintaxe <text:span text:style-name="Source_20_Text">for (let n in num)</text:span>, o loop percorre o array <text:span text:style-name="Source_20_Text">num</text:span> e, a cada iteração, a variável <text:span text:style-name="Source_20_Text">n</text:span> recebe o índice do elemento atual (<text:span text:style-name="Source_20_Text">0</text:span>, <text:span text:style-name="Source_20_Text">1</text:span>, <text:span text:style-name="Source_20_Text">2</text:span>, ...). Para obter o valor correspondente, ainda é necessário utilizar a notação de acesso <text:span text:style-name="Source_20_Text">num[n]</text:span>.</text:p>
      <text:p text:style-name="P15"/>
      <text:h text:style-name="P8" text:outline-level="3">Comportamento com Coleções do DOM</text:h>
      <text:p text:style-name="P3"/>
      <text:p text:style-name="P15">O propósito real do <text:span text:style-name="Source_20_Text">for...in</text:span> fica evidente — e problemático — ao ser usado com coleções de elementos do DOM, como a retornada por <text:span text:style-name="Source_20_Text">getElementsByTagName</text:span>. Uma coleção do DOM é um objeto do tipo "array-like" que possui não apenas os índices numéricos (<text:span text:style-name="Source_20_Text">'0'</text:span>, <text:span text:style-name="Source_20_Text">'1'</text:span>, etc.) como propriedades, mas também outras propriedades nomeadas como <text:span text:style-name="Source_20_Text">length</text:span>, <text:span text:style-name="Source_20_Text">item</text:span> e <text:span text:style-name="Source_20_Text">namedItem</text:span>.</text:p>
      <text:p text:style-name="P15"/>
      <text:p text:style-name="P15">O <text:span text:style-name="Source_20_Text">for...in</text:span> itera sobre <text:span text:style-name="T1">todas</text:span> essas propriedades enumeráveis, não apenas os elementos. A consequência é que, ao tentar manipular o DOM, o código encontrará erros fatais. Uma tentativa de acessar <text:span text:style-name="Source_20_Text">.innerHTML</text:span> em chaves como <text:span text:style-name="Source_20_Text">length</text:span> ou <text:span text:style-name="Source_20_Text">item</text:span> resultará em <text:span text:style-name="Source_20_Text">undefined</text:span>, pois essas propriedades não são elementos HTML. Isso torna o <text:span text:style-name="Source_20_Text">for...in</text:span> uma ferramenta insegura e inadequada para a manipulação direta de elementos do DOM.</text:p>
      <text:p text:style-name="P15"/>
      <text:h text:style-name="P4" text:outline-level="2">4. Desvendando o <text:span text:style-name="Source_20_Text">for...of</text:span>: Acesso Direto aos Valores</text:h>
      <text:p text:style-name="P3"/>
      <text:p text:style-name="P15">O loop <text:span text:style-name="Source_20_Text">for...of</text:span> é a abordagem moderna e direta para iterar sobre os <text:span text:style-name="T1">valores</text:span> de coleções iteráveis. Uma coleção é considerada "iterável" se implementar o <text:span text:style-name="T1">protocolo de iteração</text:span>, um padrão que define como seus elementos devem ser sequenciados. Arrays, Strings, Maps, Sets e coleções do DOM são exemplos de iteráveis nativos.</text:p>
      <text:p text:style-name="P15"/>
      <text:p text:style-name="P15">Utilizando a sintaxe <text:span text:style-name="Source_20_Text">for (let n of num)</text:span>, o loop percorre o array <text:span text:style-name="Source_20_Text">num</text:span>, e a variável <text:span text:style-name="Source_20_Text">n</text:span> recebe diretamente o <text:span text:style-name="T1">valor</text:span> de cada elemento (<text:span text:style-name="Source_20_Text">10</text:span>, <text:span text:style-name="Source_20_Text">20</text:span>, <text:span text:style-name="Source_20_Text">30</text:span>, ...) a cada iteração. Isso elimina completamente a necessidade de usar um índice para acessar os dados, tornando o código mais limpo, intuitivo e robusto.</text:p>
      <text:p text:style-name="P15"/>
      <text:h text:style-name="P8" text:outline-level="3"><text:soft-page-break/>Vantagens com Coleções do DOM</text:h>
      <text:p text:style-name="P3"/>
      <text:p text:style-name="P15">Quando aplicado a uma coleção de elementos do DOM, o <text:span text:style-name="Source_20_Text">for...of</text:span> demonstra sua superioridade e segurança. Ele itera exclusivamente sobre os <text:span text:style-name="T1">objetos de elemento</text:span> contidos na coleção, ignorando as propriedades acessórias como <text:span text:style-name="Source_20_Text">length</text:span> ou <text:span text:style-name="Source_20_Text">item</text:span>.</text:p>
      <text:p text:style-name="P15"/>
      <text:p text:style-name="P15">Isso permite uma manipulação segura e direta dos elementos. Por exemplo, alterar o conteúdo de todas as <text:span text:style-name="Source_20_Text">&lt;div&gt;</text:span> de uma coleção para "curso" torna-se uma operação simples e à prova de erros com <text:span text:style-name="Source_20_Text">n.innerHTML = "curso"</text:span>, pois <text:span text:style-name="Source_20_Text">n</text:span> é garantidamente um objeto de elemento a cada passo do loop.</text:p>
      <text:p text:style-name="P15"/>
      <text:h text:style-name="P4" text:outline-level="2">5. Análise Comparativa: <text:span text:style-name="Source_20_Text">for...in</text:span> vs. <text:span text:style-name="Source_20_Text">for...of</text:span></text:h>
      <text:p text:style-name="P3"><text:span text:style-name="Source_20_Text"/></text:p>
      <text:p text:style-name="P15">A escolha entre <text:span text:style-name="Source_20_Text">for...in</text:span> e <text:span text:style-name="Source_20_Text">for...of</text:span> depende inteiramente do objetivo da iteração. Não se trata de qual é melhor em absoluto, mas de qual é a ferramenta correta para acessar os índices/chaves ou os valores.</text:p>
      <text:p text:style-name="P15">A tabela abaixo resume as diferenças fundamentais:</text:p>
      <text:p text:style-name="P15"/>
      <table:table table:name="Tabela2" table:style-name="Tabela2">
        <table:table-column table:style-name="Tabela2.A"/>
        <table:table-column table:style-name="Tabela2.B"/>
        <table:table-column table:style-name="Tabela2.C"/>
        <table:table-row>
          <table:table-cell table:style-name="Tabela2.A1" office:value-type="string">
            <text:p text:style-name="P5">Critério</text:p>
          </table:table-cell>
          <table:table-cell table:style-name="Tabela2.B1" office:value-type="string">
            <text:p text:style-name="P17"><text:span text:style-name="Source_20_Text"><text:span text:style-name="T2">for...in</text:span></text:span></text:p>
          </table:table-cell>
          <table:table-cell table:style-name="Tabela2.B1" office:value-type="string">
            <text:p text:style-name="P17"><text:span text:style-name="Source_20_Text"><text:span text:style-name="T2">for...of</text:span></text:span></text:p>
          </table:table-cell>
        </table:table-row>
        <table:table-row>
          <table:table-cell table:style-name="Tabela2.A2" office:value-type="string">
            <text:p text:style-name="P18">Propósito Principal</text:p>
          </table:table-cell>
          <table:table-cell table:style-name="Tabela2.B2" office:value-type="string">
            <text:p text:style-name="P19">Itera sobre as <text:span text:style-name="T1">chaves/índices</text:span> das propriedades enumeráveis de um objeto.</text:p>
          </table:table-cell>
          <table:table-cell table:style-name="Tabela2.C2" office:value-type="string">
            <text:p text:style-name="P19">Itera sobre os <text:span text:style-name="T1">valores</text:span> dos elementos de uma coleção iterável.</text:p>
          </table:table-cell>
        </table:table-row>
        <table:table-row>
          <table:table-cell table:style-name="Tabela2.A2" office:value-type="string">
            <text:p text:style-name="P18">Retorno da Variável</text:p>
          </table:table-cell>
          <table:table-cell table:style-name="Tabela2.B2" office:value-type="string">
            <text:p text:style-name="P19">A variável do loop contém a <text:span text:style-name="T1">chave (índice)</text:span> do elemento (<text:span text:style-name="Source_20_Text">0</text:span>, <text:span text:style-name="Source_20_Text">1</text:span>, <text:span text:style-name="Source_20_Text">2</text:span>, ...).</text:p>
          </table:table-cell>
          <table:table-cell table:style-name="Tabela2.C2" office:value-type="string">
            <text:p text:style-name="P19">A variável do loop contém o <text:span text:style-name="T1">valor</text:span> direto do elemento (<text:span text:style-name="Source_20_Text">10</text:span>, <text:span text:style-name="Source_20_Text">20</text:span>, <text:span text:style-name="Source_20_Text">30</text:span>, ...).</text:p>
          </table:table-cell>
        </table:table-row>
        <table:table-row>
          <table:table-cell table:style-name="Tabela2.A2" office:value-type="string">
            <text:p text:style-name="P18">Uso com Arrays</text:p>
          </table:table-cell>
          <table:table-cell table:style-name="Tabela2.B2" office:value-type="string">
            <text:p text:style-name="P19">Para obter o valor, requer um passo adicional: <text:span text:style-name="Source_20_Text">array[indice]</text:span>.</text:p>
          </table:table-cell>
          <table:table-cell table:style-name="Tabela2.C2" office:value-type="string">
            <text:p text:style-name="P19">Fornece acesso direto ao valor, tornando o código mais simples e legível.</text:p>
          </table:table-cell>
        </table:table-row>
        <table:table-row>
          <table:table-cell table:style-name="Tabela2.A5" office:value-type="string">
            <text:p text:style-name="P18">Uso com Coleções do DOM</text:p>
          </table:table-cell>
          <table:table-cell table:style-name="Tabela2.B5" office:value-type="string">
            <text:p text:style-name="P19"><text:span text:style-name="T1">Inseguro e propenso a erros.</text:span> Itera sobre propriedades não-elementares (<text:span text:style-name="Source_20_Text">length</text:span>, <text:span text:style-name="Source_20_Text">item</text:span>), o que causa erros fatais (<text:span text:style-name="Source_20_Text">undefined</text:span>) ao tentar manipular o DOM.</text:p>
          </table:table-cell>
          <table:table-cell table:style-name="Tabela2.C5" office:value-type="string">
            <text:p text:style-name="P19"><text:span text:style-name="T1">Seguro e recomendado.</text:span> Itera exclusivamente sobre os objetos de elemento, garantindo uma manipulação do DOM direta, limpa e sem erros.</text:p>
          </table:table-cell>
        </table:table-row>
      </table:table>
      <text:h text:style-name="P4" text:outline-level="2"/>
      <text:h text:style-name="P4" text:outline-level="2">6. Conclusão e Recomendações de Uso</text:h>
      <text:p text:style-name="P3"/>
      <text:p text:style-name="P15">A principal lição é que o JavaScript fornece ferramentas especializadas que, ao abstrair a complexidade do loop <text:span text:style-name="Source_20_Text">for</text:span> tradicional, resultam em um código mais legível, conciso e seguro. A escolha consciente entre <text:span text:style-name="Source_20_Text">for...in</text:span> e <text:span text:style-name="Source_20_Text">for...of</text:span> é um pilar para a escrita de um código robusto e de fácil manutenção.</text:p>
      <text:p text:style-name="P15">Com base nesta análise, as recomendações de uso são claras:</text:p>
      <text:p text:style-name="P15"/>
      <text:list text:style-name="L4">
        <text:list-item>
          <text:p text:style-name="P20"><text:span text:style-name="T1">Use </text:span><text:span text:style-name="Source_20_Text"><text:span text:style-name="T1">for...in</text:span></text:span> <text:span text:style-name="T1">quando:</text:span> Seu objetivo é acessar especificamente os <text:span text:style-name="T1">índices</text:span> de um array ou as <text:span text:style-name="T1">chaves</text:span> de uma coleção de propriedades de um objeto.</text:p>
        </text:list-item>
        <text:list-item>
          <text:p text:style-name="P20"><text:span text:style-name="T1">Use </text:span><text:span text:style-name="Source_20_Text"><text:span text:style-name="T1">for...of</text:span></text:span> <text:span text:style-name="T1">quando:</text:span> Você precisa dos <text:span text:style-name="T1">valores</text:span> contidos nos elementos de uma coleção. Esta é a abordagem moderna, preferencial e mais segura para percorrer arrays e coleções do DOM, especialmente quando a intenção é ler ou manipular os elementos diretamente.</text:p>
        </text:list-item>
      </text:list>
      <text:p text:style-name="P13"/>
      <text:h text:style-name="P14" text:outline-level="1"><text:bookmark-start text:name="__RefHeading___Toc1590_3555358693"/><text:soft-page-break/>O Loop <text:span text:style-name="Source_20_Text">while</text:span> em JavaScript<text:bookmark-end text:name="__RefHeading___Toc1590_3555358693"/></text:h>
      <text:p text:style-name="P3"/>
      <text:h text:style-name="P8" text:outline-level="3"><text:span text:style-name="T1">1. Introdução ao Loop </text:span><text:span text:style-name="Source_20_Text"><text:span text:style-name="T1">while</text:span></text:span><text:span text:style-name="T1">: O Poder da Repetição Condicional</text:span></text:h>
      <text:p text:style-name="P21"/>
      <text:p text:style-name="P15">O loop <text:span text:style-name="Source_20_Text">while</text:span> é uma estrutura de controle fundamental na linguagem JavaScript, projetada para executar repetidamente um bloco de código. Sua principal característica é ser um <text:span text:style-name="T1">loop indefinido</text:span>, o que o torna a ferramenta ideal para cenários onde o número exato de iterações não é conhecido de antemão, ao contrário de loops como o <text:span text:style-name="Source_20_Text">for</text:span>, que são tipicamente usados para iterar um número pré-determinado de vezes. Em vez de depender de um contador fixo, sua execução é governada por uma condição lógica que deve ser satisfeita.</text:p>
      <text:p text:style-name="P15"/>
      <text:p text:style-name="P15">O propósito central do loop <text:span text:style-name="Source_20_Text">while</text:span> é continuar iterando sobre um bloco de comandos <text:span text:style-name="T1">enquanto</text:span> uma condição especificada for avaliada como <text:span text:style-name="Source_20_Text">true</text:span> (verdadeira). Essa natureza condicional o torna extremamente poderoso para lidar com tarefas que possuem pontos de término variáveis, dependendo de entradas, estados do programa ou interações do usuário. Para utilizá-lo de forma eficaz, é crucial compreender sua mecânica operacional e o fluxo lógico que dita seu comportamento.</text:p>
      <text:p text:style-name="P15"/>
      <text:h text:style-name="P8" text:outline-level="3"><text:span text:style-name="T1">2. A Mecânica Operacional do Loop </text:span><text:span text:style-name="Source_20_Text"><text:span text:style-name="T1">while</text:span></text:span></text:h>
      <text:p text:style-name="P3"><text:span text:style-name="Source_20_Text"><text:span text:style-name="T1"/></text:span></text:p>
      <text:p text:style-name="P15">Para dominar o loop <text:span text:style-name="Source_20_Text">while</text:span> e prevenir bugs comuns, você deve internalizar seu fluxo operacional preciso. Todo loop <text:span text:style-name="Source_20_Text">while</text:span> segue uma sequência lógica rigorosa de quatro passos, que garante que o controle do programa seja mantido de forma previsível. O fluxo lógico pode ser decomposto nos seguintes passos:</text:p>
      <text:p text:style-name="P15"/>
      <text:list text:style-name="L5">
        <text:list-item>
          <text:p text:style-name="P22"><text:span text:style-name="T1">Teste da Condição:</text:span> O loop primeiro avalia a expressão condicional fornecida.</text:p>
        </text:list-item>
        <text:list-item>
          <text:p text:style-name="P22"><text:span text:style-name="T1">Execução do Bloco:</text:span> Se a condição for <text:span text:style-name="Source_20_Text">true</text:span> (verdadeira), o bloco de comandos dentro do loop é executado na íntegra.</text:p>
        </text:list-item>
        <text:list-item>
          <text:p text:style-name="P22"><text:span text:style-name="T1">Retorno e Reavaliação:</text:span> Após a execução completa do bloco, o controle do programa retorna ao início do loop, e a condição é testada novamente.</text:p>
        </text:list-item>
        <text:list-item>
          <text:p text:style-name="P22"><text:span text:style-name="T1">Término do Loop:</text:span> Se, em qualquer momento, a condição for avaliada como <text:span text:style-name="Source_20_Text">false</text:span> (falsa), o loop é imediatamente encerrado. A execução do programa continua na primeira linha de código que se segue ao bloco do loop.</text:p>
          <text:p text:style-name="P22"/>
        </text:list-item>
      </text:list>
      <text:p text:style-name="P15">A sintaxe geral do loop <text:span text:style-name="Source_20_Text">while</text:span> é limpa e direta:</text:p>
      <text:p text:style-name="P15"/>
      <text:p text:style-name="P9"><text:span text:style-name="Source_20_Text">while (condição) {</text:span></text:p>
      <text:p text:style-name="P9"><text:span text:style-name="Source_20_Text"><text:s text:c="2"/>// Bloco de comandos a ser executado</text:span></text:p>
      <text:p text:style-name="P9"><text:span text:style-name="Source_20_Text">}</text:span></text:p>
      <text:p text:style-name="P10"><text:span text:style-name="Source_20_Text"/></text:p>
      <text:p text:style-name="P15">Essa dependência direta da condição, no entanto, introduz a responsabilidade mais crítica do desenvolvedor: gerenciar o estado que controla essa condição para evitar que o programa seja executado indefinidamente.</text:p>
      <text:p text:style-name="P15"/>
      <text:p text:style-name="P15"/>
      <text:p text:style-name="P15"/>
      <text:h text:style-name="P23" text:outline-level="3"><text:soft-page-break/>3. O Ponto Crítico: Gerenciando a Variável de Controle para Evitar Loops Infinitos</text:h>
      <text:p text:style-name="P15"/>
      <text:p text:style-name="P15">A armadilha mais significativa ao trabalhar com loops <text:span text:style-name="Source_20_Text">while</text:span> é a criação inadvertida de um <text:span text:style-name="T1">loop infinito</text:span>. Isso ocorre quando a condição do loop nunca se torna falsa, fazendo com que o programa execute o mesmo bloco de código indefinidamente, o que pode levar ao travamento da aplicação. A causa raiz de um loop infinito geralmente reside na falha em modificar a variável que controla a condição. Considere o seguinte código:</text:p>
      <text:p text:style-name="P15"/>
      <text:p text:style-name="P9"><text:span text:style-name="Source_20_Text">// Exemplo de um loop infinito</text:span></text:p>
      <text:p text:style-name="P9"><text:span text:style-name="Source_20_Text">let n = 0;</text:span></text:p>
      <text:p text:style-name="P9"><text:span text:style-name="Source_20_Text">while (n &lt; 10) {</text:span></text:p>
      <text:p text:style-name="P9"><text:span text:style-name="Source_20_Text"><text:s text:c="2"/>console.log(n);</text:span></text:p>
      <text:p text:style-name="P9"><text:span text:style-name="Source_20_Text"><text:s text:c="2"/>// ERRO: 'n' nunca é modificado!</text:span></text:p>
      <text:p text:style-name="P9"><text:span text:style-name="Source_20_Text">}</text:span></text:p>
      <text:p text:style-name="P10"><text:span text:style-name="Source_20_Text"/></text:p>
      <text:p text:style-name="P15">Este código executaria para sempre porque a variável <text:span text:style-name="Source_20_Text">n</text:span> é inicializada com <text:span text:style-name="Source_20_Text">0</text:span> e seu valor nunca muda dentro do loop. A condição <text:span text:style-name="Source_20_Text">n &lt; 10</text:span> será, portanto, sempre verdadeira. A solução é operar sobre a variável de controle dentro do corpo do loop. O único propósito dessa operação — seja um incremento (<text:span text:style-name="Source_20_Text">n++</text:span>) ou um decremento (<text:span text:style-name="Source_20_Text">n--</text:span>) — é garantir que a expressão condicional seja eventualmente falsificada. Isso garante que, em algum momento — inevitavelmente, não apenas eventualmente — a condição será falsificada e o loop terminará.</text:p>
      <text:p text:style-name="P15"/>
      <text:p text:style-name="P15">É importante notar que, em cenários específicos, um loop infinito pode ser um comportamento desejado. Em aplicações como jogos ou certos processos de sistema que precisam rodar continuamente, um loop construído intencionalmente com <text:span text:style-name="Source_20_Text">while (true)</text:span> pode ser uma prática válida. Passando dos riscos teóricos, vamos agora analisar a aplicação prática desses conceitos em exemplos de código.</text:p>
      <text:p text:style-name="P15"/>
      <text:h text:style-name="P23" text:outline-level="3">4. Aplicações Práticas: Desconstruindo Exemplos de Código</text:h>
      <text:p text:style-name="P21"/>
      <text:p text:style-name="P15">Analisar exemplos concretos é uma das melhores maneiras de solidificar o entendimento teórico. As subseções a seguir irão desconstruir dois casos de uso distintos — um contador simples e uma calculadora de fatorial — para demonstrar como os loops <text:span text:style-name="Source_20_Text">while</text:span> são implementados para resolver problemas práticos.</text:p>
      <text:p text:style-name="P15"/>
      <text:h text:style-name="P24" text:outline-level="4">4.1. Exemplo 1: Implementando um Contador Simples</text:h>
      <text:p text:style-name="P21"/>
      <text:p text:style-name="P15">O objetivo deste exemplo é utilizar um loop <text:span text:style-name="Source_20_Text">while</text:span> para imprimir os números de 0 a 9 no console.</text:p>
      <text:p text:style-name="P15"/>
      <text:p text:style-name="P15"/>
      <text:p text:style-name="P15"/>
      <text:p text:style-name="P15"/>
      <text:p text:style-name="P15"/>
      <text:p text:style-name="P15"/>
      <text:p text:style-name="P15"/>
      <text:p text:style-name="P15"/>
      <text:p text:style-name="P9"><text:soft-page-break/><text:span text:style-name="Source_20_Text">// Inicializa a variável de controle</text:span></text:p>
      <text:p text:style-name="P9"><text:span text:style-name="Source_20_Text">let n = 0;</text:span></text:p>
      <text:p text:style-name="P9"><text:span text:style-name="Source_20_Text">// O loop executa enquanto 'n' for menor que 10</text:span></text:p>
      <text:p text:style-name="P9"><text:span text:style-name="Source_20_Text">while (n &lt; 10) {</text:span></text:p>
      <text:p text:style-name="P9"><text:span text:style-name="Source_20_Text"><text:s text:c="2"/>// Imprime o valor atual de 'n'</text:span></text:p>
      <text:p text:style-name="P9"><text:span text:style-name="Source_20_Text"><text:s text:c="2"/>console.log(n);</text:span></text:p>
      <text:p text:style-name="P9"><text:span text:style-name="Source_20_Text"><text:s text:c="2"/>// Incrementa 'n' para garantir que o loop termine</text:span></text:p>
      <text:p text:style-name="P9"><text:span text:style-name="Source_20_Text"><text:s text:c="2"/>n++;</text:span></text:p>
      <text:p text:style-name="P9"><text:span text:style-name="Source_20_Text">}</text:span></text:p>
      <text:p text:style-name="P10"><text:span text:style-name="Source_20_Text"/></text:p>
      <text:p text:style-name="P25">Desconstruindo a Execução do Contador</text:p>
      <text:p text:style-name="P25"/>
      <text:list text:style-name="L6">
        <text:list-item>
          <text:p text:style-name="P26">A variável <text:span text:style-name="Source_20_Text">n</text:span> é inicializada com <text:span text:style-name="Source_20_Text">0</text:span>.</text:p>
        </text:list-item>
        <text:list-item>
          <text:p text:style-name="P26">Na primeira iteração, a condição <text:span text:style-name="Source_20_Text">n &lt; 10</text:span> (0 &lt; 10) é verdadeira. O valor <text:span text:style-name="Source_20_Text">0</text:span> é impresso e, em seguida, <text:span text:style-name="Source_20_Text">n</text:span> é incrementado para <text:span text:style-name="Source_20_Text">1</text:span>.</text:p>
        </text:list-item>
        <text:list-item>
          <text:p text:style-name="P26">O processo se repete: o valor de <text:span text:style-name="Source_20_Text">n</text:span> é impresso e depois incrementado.</text:p>
        </text:list-item>
        <text:list-item>
          <text:p text:style-name="P26">Na iteração em que <text:span text:style-name="Source_20_Text">n</text:span> vale <text:span text:style-name="Source_20_Text">9</text:span>, o valor <text:span text:style-name="Source_20_Text">9</text:span> é impresso e <text:span text:style-name="Source_20_Text">n</text:span> se torna <text:span text:style-name="Source_20_Text">10</text:span>.</text:p>
        </text:list-item>
        <text:list-item>
          <text:p text:style-name="P26">Quando o controle retorna ao topo do loop, a condição <text:span text:style-name="Source_20_Text">n &lt; 10</text:span> (10 &lt; 10) é avaliada como <text:span text:style-name="Source_20_Text">false</text:span>, e o loop é encerrado.</text:p>
          <text:p text:style-name="P26"/>
        </text:list-item>
      </text:list>
      <text:h text:style-name="P24" text:outline-level="4">4.2. Exemplo 2: Construindo uma Calculadora de Fatorial</text:h>
      <text:p text:style-name="P21"/>
      <text:p text:style-name="P15">O fatorial de um número inteiro não negativo (representado por <text:span text:style-name="Source_20_Text">n!</text:span>) é o produto de todos os inteiros positivos menores ou iguais a <text:span text:style-name="Source_20_Text">n</text:span>. Por exemplo, o fatorial de 5 é <text:span text:style-name="Source_20_Text">5! = 5 x 4 x 3 x 2 x 1 = 120</text:span>. O código a seguir calcula o fatorial de um número usando um loop <text:span text:style-name="Source_20_Text">while</text:span>.</text:p>
      <text:p text:style-name="P15"/>
      <text:p text:style-name="P9"><text:span text:style-name="Source_20_Text">// Define o número para o qual o fatorial será calculado</text:span></text:p>
      <text:p text:style-name="P9"><text:span text:style-name="Source_20_Text">let n = 5; // Pode ser alterado para 10 ou outro valor</text:span></text:p>
      <text:p text:style-name="P9"/>
      <text:p text:style-name="P9"><text:span text:style-name="Source_20_Text">// Inicializa a variável que armazenará o resultado</text:span></text:p>
      <text:p text:style-name="P9"><text:span text:style-name="Source_20_Text">let fatorial = 1;</text:span></text:p>
      <text:p text:style-name="P9"/>
      <text:p text:style-name="P9"><text:span text:style-name="Source_20_Text">// O loop executa enquanto 'n' for maior ou igual a 1</text:span></text:p>
      <text:p text:style-name="P9"><text:span text:style-name="Source_20_Text">while (n &gt;= 1) {</text:span></text:p>
      <text:p text:style-name="P9"><text:span text:style-name="Source_20_Text"><text:s text:c="2"/>// Multiplica o valor atual do fatorial por 'n'</text:span></text:p>
      <text:p text:style-name="P9"><text:span text:style-name="Source_20_Text"><text:s text:c="2"/>fatorial *= n; // Equivalente a: fatorial = fatorial * n;</text:span></text:p>
      <text:p text:style-name="P9"/>
      <text:p text:style-name="P9"><text:span text:style-name="Source_20_Text"><text:s text:c="2"/>// Decrementa 'n' para a próxima iteração</text:span></text:p>
      <text:p text:style-name="P9"><text:span text:style-name="Source_20_Text"><text:s text:c="2"/>n--; // Equivalente a: n = n - 1;</text:span></text:p>
      <text:p text:style-name="P9"><text:span text:style-name="Source_20_Text">}</text:span></text:p>
      <text:p text:style-name="P9"/>
      <text:p text:style-name="P9"><text:span text:style-name="Source_20_Text">// Imprime o resultado final</text:span></text:p>
      <text:p text:style-name="P9"><text:span text:style-name="Source_20_Text">console.log(fatorial); // Saída para n=5 será 120</text:span></text:p>
      <text:p text:style-name="P10"><text:span text:style-name="Source_20_Text"/></text:p>
      <text:p text:style-name="P25">Analisando a Lógica do Fatorial</text:p>
      <text:p text:style-name="P25"/>
      <text:p text:style-name="P15">A variável <text:span text:style-name="Source_20_Text">fatorial</text:span> atua como um "acumulador". A lógica se desenrola iterativamente da seguinte forma:</text:p>
      <text:p text:style-name="P15"><text:soft-page-break/></text:p>
      <text:list text:style-name="L7">
        <text:list-item>
          <text:p text:style-name="P27"><text:span text:style-name="T1">Iteração 1:</text:span> <text:span text:style-name="Source_20_Text">n</text:span> é <text:span text:style-name="Source_20_Text">5</text:span>. A condição <text:span text:style-name="Source_20_Text">5 &gt;= 1</text:span> é verdadeira. <text:span text:style-name="Source_20_Text">fatorial</text:span> (inicialmente <text:span text:style-name="Source_20_Text">1</text:span>) é atualizado para <text:span text:style-name="Source_20_Text">1 * 5 = 5</text:span>. <text:span text:style-name="Source_20_Text">n</text:span> é decrementado para <text:span text:style-name="Source_20_Text">4</text:span>.</text:p>
        </text:list-item>
        <text:list-item>
          <text:p text:style-name="P27"><text:span text:style-name="T1">Iteração 2:</text:span> <text:span text:style-name="Source_20_Text">n</text:span> é <text:span text:style-name="Source_20_Text">4</text:span>. A condição <text:span text:style-name="Source_20_Text">4 &gt;= 1</text:span> é verdadeira. <text:span text:style-name="Source_20_Text">fatorial</text:span> (agora <text:span text:style-name="Source_20_Text">5</text:span>) é atualizado para <text:span text:style-name="Source_20_Text">5 * 4 = 20</text:span>. <text:span text:style-name="Source_20_Text">n</text:span> é decrementado para <text:span text:style-name="Source_20_Text">3</text:span>.</text:p>
        </text:list-item>
        <text:list-item>
          <text:p text:style-name="P27"><text:span text:style-name="T1">Iteração 3:</text:span> <text:span text:style-name="Source_20_Text">n</text:span> é <text:span text:style-name="Source_20_Text">3</text:span>. A condição <text:span text:style-name="Source_20_Text">3 &gt;= 1</text:span> é verdadeira. <text:span text:style-name="Source_20_Text">fatorial</text:span> (agora <text:span text:style-name="Source_20_Text">20</text:span>) é atualizado para <text:span text:style-name="Source_20_Text">20 * 3 = 60</text:span>. <text:span text:style-name="Source_20_Text">n</text:span> é decrementado para <text:span text:style-name="Source_20_Text">2</text:span>.</text:p>
        </text:list-item>
        <text:list-item>
          <text:p text:style-name="P27">...e assim por diante, até que <text:span text:style-name="Source_20_Text">n</text:span> seja <text:span text:style-name="Source_20_Text">1</text:span>. Após essa última multiplicação, <text:span text:style-name="Source_20_Text">n</text:span> é decrementado para <text:span text:style-name="Source_20_Text">0</text:span>.</text:p>
        </text:list-item>
        <text:list-item>
          <text:p text:style-name="P27">Na próxima verificação, a condição <text:span text:style-name="Source_20_Text">0 &gt;= 1</text:span> é <text:span text:style-name="Source_20_Text">false</text:span>, o loop termina, e o valor final de <text:span text:style-name="Source_20_Text">fatorial</text:span> (120) é impresso. A grande vantagem é que para calcular o fatorial de <text:span text:style-name="Source_20_Text">10</text:span>, basta alterar o valor inicial da variável <text:span text:style-name="Source_20_Text">n</text:span>.</text:p>
          <text:p text:style-name="P27"/>
        </text:list-item>
      </text:list>
      <text:h text:style-name="P23" text:outline-level="3">5. Conclusão: Principais Pontos e Próximos Passos</text:h>
      <text:p text:style-name="P21"/>
      <text:p text:style-name="P15">Em última análise, o loop <text:span text:style-name="Source_20_Text">while</text:span> personifica um princípio fundamental da programação: a execução condicional. Ele concede a você o poder de repetir operações não por uma contagem fixa, mas enquanto um estado específico permanecer verdadeiro. Para maximizar a retenção do conhecimento, os pontos mais críticos desta aula são:</text:p>
      <text:p text:style-name="P15"/>
      <text:list text:style-name="L8">
        <text:list-item>
          <text:p text:style-name="P28"><text:span text:style-name="T1">Quando usar </text:span><text:span text:style-name="Source_20_Text"><text:span text:style-name="T1">while</text:span></text:span><text:span text:style-name="T1">:</text:span> Ideal para situações onde o número de repetições é desconhecido e depende de uma condição lógica ser satisfeita.</text:p>
        </text:list-item>
        <text:list-item>
          <text:p text:style-name="P28"><text:span text:style-name="T1">A Importância da Condição:</text:span> O loop é totalmente governado pela expressão lógica; sua execução depende do retorno <text:span text:style-name="Source_20_Text">true</text:span> dessa expressão.</text:p>
        </text:list-item>
        <text:list-item>
          <text:p text:style-name="P28"><text:span text:style-name="T1">O Controle é Essencial:</text:span> A manipulação da variável de controle dentro do corpo do loop é fundamental para garantir sua terminação e, mais importante, para evitar a criação de loops infinitos.</text:p>
        </text:list-item>
      </text:list>
      <text:p text:style-name="P15"/>
      <text:p text:style-name="P15">Com o domínio do loop <text:span text:style-name="Source_20_Text">while</text:span>, você está mais preparado para criar lógicas complexas e dinâmicas. A próxima aula avançará neste tópico, cobrindo o loop <text:span text:style-name="Source_20_Text">do...while</text:span>, que apresenta uma sutil, mas importante, diferença em seu funcionamento.</text:p>
      <text:p text:style-name="P13"/>
      <text:h text:style-name="P14" text:outline-level="1"><text:bookmark-start text:name="__RefHeading___Toc1592_3555358693"/>A Diferença Essencial entre Loops <text:span text:style-name="Source_20_Text">while</text:span> e <text:span text:style-name="Source_20_Text">do-while</text:span> em JavaScript<text:bookmark-end text:name="__RefHeading___Toc1592_3555358693"/></text:h>
      <text:p text:style-name="P3"/>
      <text:h text:style-name="P8" text:outline-level="3">1.0 Introdução aos Loops de Repetição Indefinida</text:h>
      <text:p text:style-name="P3"/>
      <text:p text:style-name="P15">Em JavaScript, os loops <text:span text:style-name="Source_20_Text">while</text:span> e <text:span text:style-name="Source_20_Text">do-while</text:span> são estruturas de repetição fundamentais, utilizadas em cenários onde o número de iterações não é conhecido antecipadamente. Ambos servem para executar um bloco de código repetidamente, mas a sutil, porém crítica, diferença entre eles é uma distinção estratégica crucial para a construção de um código lógico, eficiente e livre de erros.</text:p>
      <text:p text:style-name="P15"/>
      <text:p text:style-name="P15">O propósito fundamental compartilhado por ambos os loops é executar um bloco de comandos repetidamente enquanto uma expressão lógica específica retornar o valor <text:span text:style-name="Source_20_Text">verdadeiro</text:span>. Apesar dessa <text:soft-page-break/>semelhança, a forma como cada um aborda a ordem de execução e verificação define seus casos de uso ideais. A seguir, analisaremos em detalhes a estrutura e a lógica de cada um para esclarecer essa distinção.</text:p>
      <text:p text:style-name="P15"/>
      <text:h text:style-name="P8" text:outline-level="3">2.0 A Distinção Fundamental: Ordem de Execução e Verificação</text:h>
      <text:p text:style-name="P3"/>
      <text:p text:style-name="P15">A principal diferença entre os loops <text:span text:style-name="Source_20_Text">while</text:span> e <text:span text:style-name="Source_20_Text">do-while</text:span> reside na ordem em que eles executam o bloco de comandos e testam a expressão lógica. Essa diferença de arquitetura não é apenas sintática; ela leva a resultados de execução distintos e determina qual loop é apropriado para cada situação.</text:p>
      <text:p text:style-name="P15"/>
      <text:h text:style-name="P29" text:outline-level="4">Análise do Loop <text:span text:style-name="Source_20_Text">while</text:span></text:h>
      <text:p text:style-name="P3"><text:span text:style-name="Source_20_Text"/></text:p>
      <text:p text:style-name="P15">A estrutura <text:span text:style-name="Source_20_Text">while</text:span> prioriza a verificação. Ela <text:span text:style-name="T3">primeiro</text:span> avalia a expressão lógica e, <text:span text:style-name="T3">somente se</text:span> essa expressão for verdadeira, o bloco de comandos interno é executado. Se a condição for falsa desde o início, o bloco é completamente ignorado.</text:p>
      <text:p text:style-name="P15"/>
      <text:h text:style-name="P29" text:outline-level="4">Análise do Loop <text:span text:style-name="Source_20_Text">do-while</text:span></text:h>
      <text:p text:style-name="P3"><text:span text:style-name="Source_20_Text"/></text:p>
      <text:p text:style-name="P15">Em contraste, o loop <text:span text:style-name="Source_20_Text">do-while</text:span> prioriza a execução. Sua natureza proativa é evidente desde a primeira palavra-chave, <text:span text:style-name="Source_20_Text">do</text:span> (que significa "faça"), que comanda a execução imediata do bloco de código. Somente <text:span text:style-name="T3">após</text:span> essa primeira execução é que a expressão lógica na cláusula <text:span text:style-name="Source_20_Text">while</text:span> é avaliada para determinar se o loop deve continuar. Essa diferença estrutural leva diretamente à sua consequência mais importante: a garantia de execução, que é o fator decisivo na escolha entre os dois.</text:p>
      <text:p text:style-name="P15"/>
      <text:h text:style-name="P8" text:outline-level="3">3.0 A Consequência Crítica: A Garantia de Pelo Menos Uma Execução</text:h>
      <text:p text:style-name="P3"/>
      <text:p text:style-name="P15">A garantia de que um bloco de código será executado ao menos uma vez é o principal fator a ser considerado ao escolher entre <text:span text:style-name="Source_20_Text">while</text:span> e <text:span text:style-name="Source_20_Text">do-while</text:span>. A arquitetura de cada loop determina se essa garantia existe ou não.</text:p>
      <text:p text:style-name="P15"/>
      <text:list text:style-name="L9">
        <text:list-item>
          <text:p text:style-name="P30"><text:span text:style-name="Source_20_Text"><text:span text:style-name="T1">while</text:span></text:span>: Neste loop, "<text:span text:style-name="Source_20_Text">no </text:span>while<text:span text:style-name="Source_20_Text"> eu não tenho a garantia de que o bloco de comandos vai ser executado pelo menos uma vez</text:span>". Se a expressão lógica for falsa na primeira verificação, o programa simplesmente "pula" o bloco de comandos e continua sua execução normal.</text:p>
        </text:list-item>
        <text:list-item>
          <text:p text:style-name="P30"><text:span text:style-name="Source_20_Text"><text:span text:style-name="T1">do-while</text:span></text:span>: Aqui, "<text:span text:style-name="Source_20_Text">no </text:span>do-while<text:span text:style-name="Source_20_Text"> eu tenho a garantia de execução de pelo menos uma vez do bloco de comandos</text:span>". Como a verificação da condição ocorre no final, o bloco de código inevitavelmente roda na primeira passagem, mesmo que a condição seja imediatamente falsa após essa primeira execução.</text:p>
          <text:p text:style-name="P30"/>
        </text:list-item>
      </text:list>
      <text:p text:style-name="P15">A demonstração prática a seguir comprovará visualmente como essa diferença se manifesta no código.</text:p>
      <text:p text:style-name="P15"/>
      <text:h text:style-name="P8" text:outline-level="3">4.0 Demonstração Prática: O Mesmo Cenário, Resultados Diferentes</text:h>
      <text:p text:style-name="P3"/>
      <text:p text:style-name="P15">Para ilustrar o impacto da ordem de execução, vamos analisar dois exemplos de código que utilizam a mesma lógica condicional, mas produzem resultados completamente diferentes devido à estrutura do loop empregada.</text:p>
      <text:h text:style-name="P29" text:outline-level="4"><text:soft-page-break/>Cenário de Teste</text:h>
      <text:p text:style-name="P3"/>
      <text:p text:style-name="P15">Em ambos os casos, partiremos de uma condição inicial que é falsa desde o princípio.</text:p>
      <text:p text:style-name="P15"/>
      <text:list text:style-name="L10">
        <text:list-item>
          <text:p text:style-name="P31">Inicialização da variável:</text:p>
        </text:list-item>
        <text:list-item>
          <text:p text:style-name="P32"><text:span text:style-name="T1">Expressão lógica:</text:span> A condição a ser testada será <text:span text:style-name="Source_20_Text">n &lt; 10</text:span>, que, dado o valor inicial de <text:span text:style-name="Source_20_Text">n</text:span>.</text:p>
        </text:list-item>
      </text:list>
      <text:h text:style-name="P29" text:outline-level="4"/>
      <text:h text:style-name="P29" text:outline-level="4">Execução com <text:span text:style-name="Source_20_Text">while</text:span></text:h>
      <text:p text:style-name="P3"><text:span text:style-name="Source_20_Text"/></text:p>
      <text:p text:style-name="P15">Utilizando o loop <text:span text:style-name="Source_20_Text">while</text:span> com a condição inicial é <text:span text:style-name="T4">verdadeira</text:span>:</text:p>
      <text:p text:style-name="P15"/>
      <text:p text:style-name="P9"><text:span text:style-name="Source_20_Text">let n = 10;</text:span></text:p>
      <text:p text:style-name="P9"><text:span text:style-name="Source_20_Text">while (n &lt; 10) {</text:span></text:p>
      <text:p text:style-name="P9"><text:span text:style-name="Source_20_Text"><text:s text:c="4"/>console.log("cfb cursos");</text:span></text:p>
      <text:p text:style-name="P9"><text:span text:style-name="Source_20_Text"><text:s text:c="4"/>// n++; // Controle do loop</text:span></text:p>
      <text:p text:style-name="P9"><text:span text:style-name="Source_20_Text">}</text:span></text:p>
      <text:p text:style-name="P9"><text:span text:style-name="Source_20_Text">console.log("fim do programa");</text:span></text:p>
      <text:p text:style-name="P10"><text:span text:style-name="Source_20_Text"/></text:p>
      <text:p text:style-name="P15">Neste caso, o programa primeiro testa a expressão <text:span text:style-name="Source_20_Text">n &lt; 10</text:span>. Como <text:span text:style-name="Source_20_Text">10</text:span> não é menor que <text:span text:style-name="Source_20_Text">10</text:span>, a condição é imediatamente falsa. Consequentemente, o bloco de comandos contendo <text:span text:style-name="Source_20_Text">console.log("cfb cursos")</text:span> nunca é executado. A única saída no console é: <text:span text:style-name="Source_20_Text">fim do programa</text:span></text:p>
      <text:p text:style-name="P15"><text:span text:style-name="Source_20_Text"/></text:p>
      <text:h text:style-name="P29" text:outline-level="4">Execução com <text:span text:style-name="Source_20_Text">do-while</text:span></text:h>
      <text:p text:style-name="P3"><text:span text:style-name="Source_20_Text"/></text:p>
      <text:p text:style-name="P15">Agora, aplicando a mesma lógica com a estrutura <text:span text:style-name="Source_20_Text">do-while</text:span>:</text:p>
      <text:p text:style-name="P15"/>
      <text:p text:style-name="P9"><text:span text:style-name="Source_20_Text">let n = 10;</text:span></text:p>
      <text:p text:style-name="P9"><text:span text:style-name="Source_20_Text">do {</text:span></text:p>
      <text:p text:style-name="P9"><text:span text:style-name="Source_20_Text"><text:s text:c="4"/>console.log("cfb cursos");</text:span></text:p>
      <text:p text:style-name="P9"><text:span text:style-name="Source_20_Text"><text:s text:c="4"/>// n++; // Controle do loop</text:span></text:p>
      <text:p text:style-name="P9"><text:span text:style-name="Source_20_Text">} while (n &lt; 10);</text:span></text:p>
      <text:p text:style-name="P9"><text:span text:style-name="Source_20_Text">console.log("fim do programa");</text:span></text:p>
      <text:p text:style-name="P10"><text:span text:style-name="Source_20_Text"/></text:p>
      <text:p text:style-name="P15">Aqui, o programa primeiro executa o bloco <text:span text:style-name="Source_20_Text">do</text:span>, imprimindo "cfb cursos" no console. <text:span text:style-name="T3">Somente após</text:span> essa execução, ele testa a condição <text:span text:style-name="Source_20_Text">n &lt; 10</text:span>. Ao constatar que a condição é falsa, o loop termina. O resultado no console é: <text:span text:style-name="Source_20_Text">cfb cursos</text:span> <text:span text:style-name="Source_20_Text">fim do programa </text:span>Esta demonstração confirma a diferença de comportamento, mas ambos os loops compartilham um requisito crucial para evitar um erro comum: o controle de seu estado de execução.</text:p>
      <text:p text:style-name="P15"/>
      <text:h text:style-name="P8" text:outline-level="3">5.0 Ponto de Atenção: Evitando Loops Infinitos</text:h>
      <text:p text:style-name="P3"/>
      <text:p text:style-name="P15">Independentemente da escolha entre <text:span text:style-name="Source_20_Text">while</text:span> ou <text:span text:style-name="Source_20_Text">do-while</text:span>, é crucial garantir que o loop tenha uma condição de término clara. A falha em gerenciar o estado da variável de controle dentro do loop é um erro comum que leva a um comportamento indesejado.</text:p>
      <text:p text:style-name="P15"><text:soft-page-break/>Para que o loop termine, é essencial que a variável de controle seja modificada — ou "operada", como mencionado na aula — dentro do bloco de comandos. Sem uma operação como um incremento (<text:span text:style-name="Source_20_Text">n++</text:span>) ou qualquer outra lógica que altere o estado da condição, o teste lógico sempre produzirá o mesmo resultado, prendendo o programa em um <text:span text:style-name="T1">"Loop Infinito"</text:span> que pode travar a aplicação.</text:p>
      <text:p text:style-name="P15"/>
      <text:h text:style-name="P8" text:outline-level="3">6.0 Conclusão: A Escolha Estratégica</text:h>
      <text:p text:style-name="P3"/>
      <text:p text:style-name="P15">A diferença entre <text:span text:style-name="Source_20_Text">while</text:span> e <text:span text:style-name="Source_20_Text">do-while</text:span> em JavaScript, embora pareça pequena, é fundamental para a lógica do programa. A decisão estratégica se resume a uma única pergunta: <text:span text:style-name="T1">"O bloco de código precisa ser executado obrigatoriamente pelo menos uma vez?"</text:span></text:p>
      <text:p text:style-name="P25"/>
      <text:list text:style-name="L11">
        <text:list-item>
          <text:p text:style-name="P33">Se a resposta for <text:span text:style-name="T1">sim</text:span>, o <text:span text:style-name="Source_20_Text">do-while</text:span> é a ferramenta correta, pois garante essa primeira execução antes de qualquer verificação.</text:p>
        </text:list-item>
        <text:list-item>
          <text:p text:style-name="P33">Se a resposta for <text:span text:style-name="T1">não</text:span>, ou se a execução depender inteiramente de uma condição que pode ser inicialmente falsa, o <text:span text:style-name="Source_20_Text">while</text:span> é a escolha padrão e mais segura.</text:p>
        </text:list-item>
      </text:list>
      <text:p text:style-name="P15"/>
      <text:p text:style-name="P15">Dominar essa escolha é um passo fundamental para escrever um código não apenas funcional, mas intencional e robusto.</text:p>
      <text:p text:style-name="P15"/>
      <text:p text:style-name="P13"/>
      <text:h text:style-name="P14" text:outline-level="1">Controle de Fluxo em Loops JavaScript: Desvendando <text:span text:style-name="Source_20_Text">break</text:span> e <text:span text:style-name="Source_20_Text">continue</text:span></text:h>
      <text:p text:style-name="P3"><text:span text:style-name="Source_20_Text"/></text:p>
      <text:h text:style-name="P8" text:outline-level="3">1.0 Introdução: A Importância do Controle Preciso em Laços de Repetição</text:h>
      <text:p text:style-name="P3"/>
      <text:p text:style-name="P15">Em programação, os laços de repetição (loops) são estruturas fundamentais que permitem executar um bloco de código múltiplas vezes. Contudo, a verdadeira eficiência e flexibilidade surgem quando temos a capacidade de controlar o fluxo de execução desses laços de forma precisa. É nesse contexto que as declarações <text:span text:style-name="Source_20_Text">break</text:span> e <text:span text:style-name="Source_20_Text">continue</text:span> em JavaScript se tornam ferramentas estratégicas. Elas oferecem ao desenvolvedor o poder de intervir no comportamento padrão de um loop, seja para interrompê-lo completamente ou para pular uma iteração específica. Embora possam parecer similares à primeira vista, seus propósitos e impactos no código são fundamentalmente distintos. O objetivo deste documento é analisar e exemplificar a função de cada declaração, solidificando o entendimento de suas aplicações práticas e quando utilizar cada uma delas.</text:p>
      <text:p text:style-name="P15"/>
      <text:h text:style-name="P8" text:outline-level="3">2.0 A Declaração <text:span text:style-name="Source_20_Text">break</text:span>: Interrupção Imediata do Loop</text:h>
      <text:p text:style-name="P3"/>
      <text:p text:style-name="P15">A declaração <text:span text:style-name="Source_20_Text">break</text:span> atua como um mecanismo de terminação para um loop. A capacidade de interromper um laço prematuramente, com base em uma condição específica, é crucial para otimizar a performance. Em cenários onde um objetivo é alcançado antes do fim previsto do loop — como encontrar um item específico em uma grande lista — o <text:span text:style-name="Source_20_Text">break</text:span> permite que o programa saia do laço imediatamente. No exemplo que analisaremos, o loop foi projetado para rodar 1000 vezes, mas a condição para o <text:span text:style-name="Source_20_Text">break</text:span> foi atingida na 11ª <text:soft-page-break/>iteração, <text:span text:style-name="T1">economizando 989 iterações desnecessárias</text:span> e tornando o código significativamente mais eficiente.</text:p>
      <text:p text:style-name="P15"/>
      <text:h text:style-name="P29" text:outline-level="4">Definição e Funcionamento</text:h>
      <text:p text:style-name="P3"/>
      <text:p text:style-name="P15">A função do <text:span text:style-name="Source_20_Text">break</text:span> é direta e definitiva: encerrar o loop em que se encontra. Uma vez que o interpretador JavaScript encontra esta declaração, a execução do laço é finalizada.</text:p>
      <text:p text:style-name="P15">encontrou o comando Break ele para o loop imediatamente encerra o loop e continua execução normal do programa</text:p>
      <text:p text:style-name="P15"/>
      <text:h text:style-name="P29" text:outline-level="4">Análise do Exemplo Prático (<text:span text:style-name="Source_20_Text">while</text:span> loop)</text:h>
      <text:p text:style-name="P3"/>
      <text:p text:style-name="P15">Para ilustrar seu funcionamento, considere o cenário de um loop <text:span text:style-name="Source_20_Text">while</text:span> projetado para executar até que uma variável <text:span text:style-name="Source_20_Text">n</text:span> atinja o valor <text:span text:style-name="Source_20_Text">Max</text:span>, definido como 1000. Dentro deste loop, uma condição de controle foi adicionada: <text:span text:style-name="Source_20_Text">if (n &gt; 10)</text:span>. A lógica de execução é a seguinte:</text:p>
      <text:p text:style-name="P15"/>
      <text:list text:style-name="L12">
        <text:list-item>
          <text:p text:style-name="P34">O loop inicia com <text:span text:style-name="Source_20_Text">n</text:span> valendo 0 e incrementa a cada iteração, imprimindo a mensagem "cfb cursos" seguida do valor atual de <text:span text:style-name="Source_20_Text">n</text:span>.</text:p>
        </text:list-item>
        <text:list-item>
          <text:p text:style-name="P34">Quando <text:span text:style-name="Source_20_Text">n</text:span> chega a 10, a condição <text:span text:style-name="Source_20_Text">n &gt; 10</text:span> é avaliada como falsa. O loop executa normalmente, imprime "cfb cursos 10" e incrementa <text:span text:style-name="Source_20_Text">n</text:span> para 11.</text:p>
        </text:list-item>
        <text:list-item>
          <text:p text:style-name="P34">Na iteração seguinte, com <text:span text:style-name="Source_20_Text">n</text:span> valendo 11, a condição <text:span text:style-name="Source_20_Text">n &gt; 10</text:span> se torna verdadeira.</text:p>
        </text:list-item>
        <text:list-item>
          <text:p text:style-name="P34">O bloco <text:span text:style-name="Source_20_Text">if</text:span> é executado, e o comando <text:span text:style-name="Source_20_Text">break</text:span> é acionado.</text:p>
        </text:list-item>
        <text:list-item>
          <text:p text:style-name="P34">Imediatamente, a execução do loop <text:span text:style-name="Source_20_Text">while</text:span> é encerrada. O programa não executa mais nenhuma iteração, mesmo que a condição principal do loop (<text:span text:style-name="Source_20_Text">n &lt; Max</text:span>) ainda seja verdadeira.</text:p>
        </text:list-item>
        <text:list-item>
          <text:p text:style-name="P34">O fluxo do programa salta para a primeira linha de código após o loop, que no exemplo é a impressão de "fim do programa".</text:p>
        </text:list-item>
      </text:list>
      <text:p text:style-name="P15"/>
      <text:p text:style-name="P15">O resultado final demonstra que a impressão para exatamente em "cfb cursos 11", confirmando que o <text:span text:style-name="Source_20_Text">break</text:span> interrompeu todo o processo de repetição.</text:p>
      <text:p text:style-name="P15">Essa capacidade de interrupção total é poderosa, mas nem sempre desejada. Há situações em que precisamos apenas ignorar uma iteração específica sem terminar o loop por completo, o que nos leva à declaração <text:span text:style-name="Source_20_Text">continue</text:span>.</text:p>
      <text:p text:style-name="P15"/>
      <text:h text:style-name="P8" text:outline-level="3">3.0 A Declaração <text:span text:style-name="Source_20_Text">continue</text:span>: Pulando para a Próxima Iteração</text:h>
      <text:p text:style-name="P3"/>
      <text:p text:style-name="P15">A declaração <text:span text:style-name="Source_20_Text">continue</text:span> oferece uma forma mais sutil de controle de fluxo. Seu valor estratégico reside em cenários onde o objetivo não é parar o loop inteiro, mas sim ignorar a lógica de uma iteração específica que não atende a certos critérios. Isso é especialmente útil para filtrar dados ou pular etapas de processamento. No exemplo a seguir, em um loop de 1000 iterações, o <text:span text:style-name="Source_20_Text">continue</text:span> foi acionado 500 vezes para <text:span text:style-name="T1">ignorar com precisão as iterações irrelevantes (números ímpares)</text:span> sem interromper a tarefa principal de contagem.</text:p>
      <text:p text:style-name="P15"/>
      <text:p text:style-name="P15"/>
      <text:p text:style-name="P15"/>
      <text:h text:style-name="P29" text:outline-level="4"><text:soft-page-break/>Definição e Funcionamento</text:h>
      <text:p text:style-name="P3"/>
      <text:p text:style-name="P15">Diferente do <text:span text:style-name="Source_20_Text">break</text:span>, o <text:span text:style-name="Source_20_Text">continue</text:span> não encerra o loop. Ele apenas interrompe a iteração atual e força o início da próxima, mantendo a execução geral do loop. <text:span text:style-name="T5">O</text:span> continue quando ele é executado dentro de um loop ele para somente aquela iteração e pula pra próxima iteração continua normalmente a execução Ele só não vai Executar a iteração atual.</text:p>
      <text:p text:style-name="P15"/>
      <text:h text:style-name="P29" text:outline-level="4">Análise do Exemplo Prático (<text:span text:style-name="Source_20_Text">for</text:span> loop)</text:h>
      <text:p text:style-name="P3"/>
      <text:p text:style-name="P15">O exemplo prático demonstra como usar o <text:span text:style-name="Source_20_Text">continue</text:span> para contar a quantidade de números pares em um intervalo de 0 a 999. O objetivo é incrementar uma variável <text:span text:style-name="Source_20_Text">pares</text:span> apenas quando o número da iteração atual for par. A lógica é construída em etapas para demonstrar seu poder:</text:p>
      <text:p text:style-name="P15"/>
      <text:list text:style-name="L13">
        <text:list-item>
          <text:p text:style-name="P35">Primeiro, imagine que a linha <text:span text:style-name="Source_20_Text">pares++</text:span> estivesse solta dentro do loop <text:span text:style-name="Source_20_Text">for</text:span>, sem nenhuma condição. Isso faria com que ela fosse executada em todas as 1000 iterações (de 0 a 999), resultando em um valor final de 1000 para a variável <text:span text:style-name="Source_20_Text">pares</text:span>, o que estaria incorreto.</text:p>
        </text:list-item>
        <text:list-item>
          <text:p text:style-name="P35">Para corrigir isso, introduzimos uma lógica de filtragem. A solução é usar o <text:span text:style-name="Source_20_Text">continue</text:span> para pular as iterações que não nos interessam (os números ímpares). Implementamos a condição: <text:span text:style-name="Source_20_Text">if (i % 2 !== 0) { continue; }</text:span>. Essa condição verifica se o resto da divisão de <text:span text:style-name="Source_20_Text">i</text:span> por 2 é diferente de zero, um método eficaz para identificar se um número é ímpar.</text:p>
        </text:list-item>
        <text:list-item>
          <text:p text:style-name="P35">Quando essa condição é verdadeira (ou seja, quando <text:span text:style-name="Source_20_Text">i</text:span> é ímpar), o comando <text:span text:style-name="Source_20_Text">continue</text:span> é executado. Isso faz com que o restante do código dentro do loop — especificamente a linha <text:span text:style-name="Source_20_Text">pares++</text:span> — seja ignorado naquela iteração.</text:p>
        </text:list-item>
        <text:list-item>
          <text:p text:style-name="P35">O loop então salta imediatamente para a próxima iteração, com o próximo valor de <text:span text:style-name="Source_20_Text">i</text:span>.</text:p>
        </text:list-item>
        <text:list-item>
          <text:p text:style-name="P35">Quando a condição é falsa (ou seja, quando <text:span text:style-name="Source_20_Text">i</text:span> é par), o bloco <text:span text:style-name="Source_20_Text">if</text:span> não é executado, o <text:span text:style-name="Source_20_Text">continue</text:span> não é acionado, e a linha <text:span text:style-name="Source_20_Text">pares++</text:span> é executada normalmente.</text:p>
        </text:list-item>
      </text:list>
      <text:p text:style-name="P15"/>
      <text:p text:style-name="P15">O resultado final, "500 números pares", demonstra que o <text:span text:style-name="Source_20_Text">continue</text:span> filtrou com sucesso as iterações dos números ímpares, permitindo que apenas os pares fossem contados, sem interromper o ciclo completo de 1000 iterações. Compreendidas as funções distintas do <text:span text:style-name="Source_20_Text">break</text:span> e do <text:span text:style-name="Source_20_Text">continue</text:span>, uma comparação direta pode solidificar ainda mais o aprendizado.</text:p>
      <text:p text:style-name="P15"/>
      <text:h text:style-name="P8" text:outline-level="3">4.0 Comparativo Direto: <text:span text:style-name="Source_20_Text">break</text:span> vs. <text:span text:style-name="Source_20_Text">Continue</text:span></text:h>
      <text:p text:style-name="P3"><text:span text:style-name="Source_20_Text"/></text:p>
      <text:p text:style-name="P15">A escolha entre <text:span text:style-name="Source_20_Text">break</text:span> e <text:span text:style-name="Source_20_Text">continue</text:span> depende inteiramente do resultado desejado para o controle de fluxo do loop. Enquanto um oferece uma saída definitiva, o outro permite um desvio momentâneo. A tabela abaixo resume as principais diferenças com base nas funcionalidades e exemplos analisados.</text:p>
      <text:p text:style-name="P15"/>
      <table:table table:name="Tabela3" table:style-name="Tabela3">
        <table:table-column table:style-name="Tabela3.A"/>
        <table:table-column table:style-name="Tabela3.B"/>
        <table:table-column table:style-name="Tabela3.C"/>
        <table:table-row>
          <table:table-cell table:style-name="Tabela3.A1" office:value-type="string">
            <text:p text:style-name="P5">Critério</text:p>
          </table:table-cell>
          <table:table-cell table:style-name="Tabela3.B1" office:value-type="string">
            <text:p text:style-name="P17"><text:span text:style-name="Source_20_Text"><text:span text:style-name="T2">break</text:span></text:span></text:p>
          </table:table-cell>
          <table:table-cell table:style-name="Tabela3.B1" office:value-type="string">
            <text:p text:style-name="P17"><text:span text:style-name="Source_20_Text"><text:span text:style-name="T2">continue</text:span></text:span></text:p>
          </table:table-cell>
        </table:table-row>
        <table:table-row>
          <table:table-cell table:style-name="Tabela3.A2" office:value-type="string">
            <text:p text:style-name="P18">Ação Principal</text:p>
          </table:table-cell>
          <table:table-cell table:style-name="Tabela3.B2" office:value-type="string">
            <text:p text:style-name="P19">Interrompe e encerra a execução do loop por completo.</text:p>
          </table:table-cell>
          <table:table-cell table:style-name="Tabela3.C2" office:value-type="string">
            <text:p text:style-name="P19">Interrompe apenas a iteração atual e salta para a próxima.</text:p>
          </table:table-cell>
        </table:table-row>
        <table:table-row>
          <table:table-cell table:style-name="Tabela3.A2" office:value-type="string">
            <text:p text:style-name="P18">Impacto no Loop</text:p>
          </table:table-cell>
          <table:table-cell table:style-name="Tabela3.B2" office:value-type="string">
            <text:p text:style-name="P19">O loop é finalizado permanentemente. O programa continua na primeira linha após o loop.</text:p>
          </table:table-cell>
          <table:table-cell table:style-name="Tabela3.C2" office:value-type="string">
            <text:p text:style-name="P19">O loop continua sua execução normal com a iteração seguinte, sem ser encerrado.</text:p>
          </table:table-cell>
        </table:table-row>
        <text:soft-page-break/>
        <table:table-row>
          <table:table-cell table:style-name="Tabela3.A4" office:value-type="string">
            <text:p text:style-name="P18">Caso de Uso no Exemplo</text:p>
          </table:table-cell>
          <table:table-cell table:style-name="Tabela3.B4" office:value-type="string">
            <text:p text:style-name="P19">Parar um loop <text:span text:style-name="Source_20_Text">while</text:span> quando a variável de controle (<text:span text:style-name="Source_20_Text">n</text:span>) ultrapassou o valor 10.</text:p>
          </table:table-cell>
          <table:table-cell table:style-name="Tabela3.C4" office:value-type="string">
            <text:p text:style-name="P19">Em um loop <text:span text:style-name="Source_20_Text">for</text:span>, pular a lógica de contagem para todos os números ímpares, contando apenas os pares.</text:p>
          </table:table-cell>
        </table:table-row>
      </table:table>
      <text:p text:style-name="P15"/>
      <text:p text:style-name="P15">Em resumo, a diferença essencial é o escopo de sua ação. O <text:span text:style-name="Source_20_Text">break</text:span> para a execução <text:span text:style-name="T1">do loop</text:span> por completo, agindo como um interruptor geral. Por outro lado, o <text:span text:style-name="Source_20_Text">continue</text:span> para apenas a execução <text:span text:style-name="T1">da iteração atual</text:span>, funcionando como um botão para pular uma etapa específica antes de prosseguir para a próxima dentro do mesmo loop.</text:p>
      <text:p text:style-name="P15"/>
      <text:h text:style-name="P8" text:outline-level="3">5.0 Conclusão: Dominando o Fluxo de Execução</text:h>
      <text:p text:style-name="P3"/>
      <text:p text:style-name="P15">As declarações <text:span text:style-name="Source_20_Text">break</text:span> e <text:span text:style-name="Source_20_Text">continue</text:span> são ferramentas essenciais no arsenal de qualquer desenvolvedor JavaScript. Elas fornecem os meios para criar lógicas de repetição mais inteligentes e adaptáveis. Dominar <text:span text:style-name="Source_20_Text">break</text:span> e <text:span text:style-name="Source_20_Text">continue</text:span> significa saber quando parar um processo que já encontrou seu resultado, economizando centenas de operações, ou como filtrar seletivamente os dados dentro de um ciclo, garantindo que apenas as iterações relevantes sejam processadas. Essa habilidade de controle fino é o que diferencia um código funcional de um código verdadeiramente otimizado e profissional. O uso adequado de <text:span text:style-name="Source_20_Text">break</text:span> e <text:span text:style-name="Source_20_Text">continue</text:span> é uma marca de um código limpo e eficiente, e a compreensão clara dessas duas declarações é um passo fundamental para o desenvolvimento de habilidades avançadas em JavaScript.</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9.25cm" style:type="center"/>
          <style:tab-stop style:position="18.5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5cm" style:type="center"/>
          <style:tab-stop style:position="18.5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8.5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footer>
        <text:p text:style-name="MP1"><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6T15:47:04.215061025</meta:creation-date>
    <dc:date>2026-01-07T09:23:10.116541918</dc:date>
    <meta:editing-duration>PT1H37M30S</meta:editing-duration>
    <meta:editing-cycles>4</meta:editing-cycles>
    <meta:generator>LibreOffice/25.8.4.2$Linux_X86_64 LibreOffice_project/290daaa01b999472f0c7a3890eb6a550fd74c6df</meta:generator>
    <meta:document-statistic meta:table-count="3" meta:image-count="0" meta:object-count="0" meta:page-count="18" meta:paragraph-count="282" meta:word-count="6018" meta:character-count="35817" meta:non-whitespace-character-count="30057"/>
  </office:meta>
</office:document-meta>
</file>